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cccccc" draw:fill="none" draw:textarea-vertical-align="middle"/>
    </style:style>
    <style:style style:name="gr2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Light_20_Red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Light_20_Red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0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27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28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34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35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41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46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47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48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49" style:family="graphic" style:parent-style-name="standard" style:list-style-name="L1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077cm" fo:min-width="0.832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>
      <style:graphic-properties draw:textarea-vertical-align="middle"/>
    </style:style>
    <style:style style:name="gr202" style:family="graphic" style:parent-style-name="objectwithoutfill">
      <style:graphic-properties draw:marker-end="Arrowheads_20_1" draw:fill="none" draw:textarea-vertical-align="middle"/>
    </style:style>
    <style:style style:name="gr203" style:family="graphic" style:parent-style-name="standard">
      <style:graphic-properties draw:stroke="none" svg:stroke-color="#000000" draw:marker-end="Arrowheads_20_1" draw:fill="none" draw:fill-color="#ffffff" fo:min-height="0.712cm"/>
    </style:style>
    <style:style style:name="gr204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Light_20_Red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08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09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10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11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1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13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14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15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16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17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18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19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20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2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23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24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25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26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27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28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29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30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31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3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33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34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35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36" style:family="graphic" style:parent-style-name="standard" style:list-style-name="L1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37" style:family="graphic" style:parent-style-name="standard">
      <style:graphic-properties draw:stroke="none" svg:stroke-color="#000000" draw:marker-end="Arrowheads_20_1" draw:fill="none" draw:fill-color="#ffffff" fo:min-height="0.475cm"/>
    </style:style>
    <style:style style:name="gr23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>
      <style:graphic-properties draw:stroke="none" svg:stroke-color="#000000" draw:marker-end="Arrowheads_20_1" draw:fill="none" draw:fill-color="#ffffff" fo:min-height="0.265cm"/>
    </style:style>
    <style:style style:name="gr262" style:family="graphic" style:parent-style-name="standard">
      <style:graphic-properties draw:stroke="none" svg:stroke-color="#000000" draw:marker-end="Arrowheads_20_1" draw:fill="none" draw:fill-color="#ffffff" fo:min-height="1.391cm"/>
    </style:style>
    <style:style style:name="gr263" style:family="graphic" style:parent-style-name="objectwithoutfill">
      <style:graphic-properties svg:stroke-color="#990066" draw:marker-end="Circle_20_unfilled" draw:marker-end-width="0.3cm" draw:fill="none" draw:textarea-vertical-align="middle"/>
    </style:style>
    <style:style style:name="gr264" style:family="graphic" style:parent-style-name="standard">
      <style:graphic-properties draw:stroke="none" svg:stroke-color="#000000" draw:marker-end="Arrowheads_20_1" draw:fill="none" draw:fill-color="#ffffff" fo:min-height="0.635cm"/>
    </style:style>
    <style:style style:name="gr265" style:family="graphic" style:parent-style-name="standard">
      <style:graphic-properties draw:stroke="none" svg:stroke-color="#000000" draw:marker-end="Arrowheads_20_1" draw:fill="none" draw:fill-color="#ffffff" fo:min-height="1.344cm"/>
    </style:style>
    <style:style style:name="gr266" style:family="graphic" style:parent-style-name="standard">
      <style:graphic-properties draw:stroke="none" svg:stroke-color="#000000" draw:marker-end="Arrowheads_20_1" draw:fill="none" draw:fill-color="#ffffff" fo:min-height="0.713cm"/>
    </style:style>
    <style:style style:name="gr267" style:family="graphic" style:parent-style-name="standard">
      <style:graphic-properties draw:stroke="none" svg:stroke-color="#000000" draw:marker-end="Arrowheads_20_1" draw:fill="none" draw:fill-color="#ffffff" fo:min-height="1.284cm"/>
    </style:style>
    <style:style style:name="gr26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>
      <style:graphic-properties draw:stroke="none" svg:stroke-color="#000000" draw:marker-end="Arrowheads_20_1" draw:fill="none" draw:fill-color="#ffffff" fo:min-height="0.51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20pt" style:language-asian="zh" style:country-asian="CN" style:font-style-asian="normal" style:font-weight-asian="normal" style:font-name-complex="Lohit Hind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text-properties fo:font-size="9pt" style:font-size-asian="9pt" style:font-size-complex="9pt"/>
    </style:style>
    <style:style style:name="P12" style:family="paragraph"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9pt" fo:font-weight="normal" style:font-size-asian="9pt" style:font-weight-asian="normal" style:font-size-complex="9pt" style:font-weight-complex="normal"/>
    </style:style>
    <style:style style:name="T7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13.964cm" svg:height="3.048cm" svg:x="4.939cm" svg:y="4.016cm">
          <text:p/>
        </draw:ellipse>
        <draw:ellipse draw:style-name="gr1" draw:text-style-name="P1" draw:layer="layout" svg:width="13.335cm" svg:height="3.429cm" svg:x="13.359cm" svg:y="10.099cm">
          <text:p/>
        </draw:ellipse>
        <draw:g xml:id="id7" draw:id="id7"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2" draw:text-style-name="P2" draw:layer="layout" svg:width="0.893cm" svg:height="0.578cm" svg:x="7.003cm" svg:y="4.745cm" svg:viewBox="0 0 894 579" svg:d="M1 579c74 0 893-360 893-470 0-109-115-109-190-109 0 47-730 235-703 579z">
            <text:p/>
          </draw:path>
          <draw:g>
            <draw:polygon draw:style-name="gr3" draw:text-style-name="P3" draw:layer="layout" svg:width="0.946cm" svg:height="0.859cm" svg:x="6.002cm" svg:y="4.432cm" svg:viewBox="0 0 947 860" draw:points="0,313 0,0 947,548 947,860">
              <text:p/>
            </draw:polygon>
            <draw:polygon draw:style-name="gr4" draw:text-style-name="P3" draw:layer="layout" svg:width="0.811cm" svg:height="0.781cm" svg:x="6.949cm" svg:y="4.511cm" svg:viewBox="0 0 812 782" draw:points="0,782 0,469 812,0 812,313">
              <text:p/>
            </draw:polygon>
            <draw:polygon draw:style-name="gr5" draw:text-style-name="P3" draw:layer="layout" svg:width="1.758cm" svg:height="1.016cm" svg:x="6.002cm" svg:y="3.963cm" svg:viewBox="0 0 1759 1017" draw:points="947,1017 0,469 812,0 1759,548">
              <text:p/>
            </draw:polygon>
            <draw:line draw:style-name="gr6" draw:text-style-name="P3" draw:layer="layout" svg:x1="6.327cm" svg:y1="4.683cm" svg:x2="6.327cm" svg:y2="4.871cm">
              <text:p/>
            </draw:line>
            <draw:line draw:style-name="gr7" draw:text-style-name="P3" draw:layer="layout" svg:x1="6.922cm" svg:y1="5.083cm" svg:x2="6.489cm" svg:y2="4.833cm">
              <text:p/>
            </draw:line>
            <draw:line draw:style-name="gr8" draw:text-style-name="P3" draw:layer="layout" svg:x1="6.487cm" svg:y1="4.776cm" svg:x2="6.487cm" svg:y2="4.839cm">
              <text:p/>
            </draw:line>
            <draw:line draw:style-name="gr9" draw:text-style-name="P3" draw:layer="layout" svg:x1="6.92cm" svg:y1="5.027cm" svg:x2="6.92cm" svg:y2="5.09cm">
              <text:p/>
            </draw:line>
            <draw:line draw:style-name="gr10" draw:text-style-name="P3" draw:layer="layout" svg:x1="6.92cm" svg:y1="5.026cm" svg:x2="6.487cm" svg:y2="4.776cm">
              <text:p/>
            </draw:line>
            <draw:polygon draw:style-name="gr11" draw:text-style-name="P3" draw:layer="layout" svg:width="0.053cm" svg:height="0.093cm" svg:x="6.381cm" svg:y="4.714cm" svg:viewBox="0 0 54 94" draw:points="0,63 0,0 54,31 54,94">
              <text:p/>
            </draw:polygon>
            <draw:line draw:style-name="gr12" draw:text-style-name="P3" draw:layer="layout" svg:x1="6.273cm" svg:y1="4.651cm" svg:x2="6.273cm" svg:y2="4.839cm">
              <text:p/>
            </draw:line>
            <draw:line draw:style-name="gr13" draw:text-style-name="P3" draw:layer="layout" svg:x1="6.219cm" svg:y1="4.62cm" svg:x2="6.219cm" svg:y2="4.808cm">
              <text:p/>
            </draw:line>
            <draw:line draw:style-name="gr14" draw:text-style-name="P3" draw:layer="layout" svg:x1="6.165cm" svg:y1="4.589cm" svg:x2="6.165cm" svg:y2="4.777cm">
              <text:p/>
            </draw:line>
            <draw:line draw:style-name="gr15" draw:text-style-name="P3" draw:layer="layout" svg:x1="6.11cm" svg:y1="4.557cm" svg:x2="6.11cm" svg:y2="4.745cm">
              <text:p/>
            </draw:line>
            <draw:line draw:style-name="gr16" draw:text-style-name="P3" draw:layer="layout" svg:x1="6.056cm" svg:y1="4.526cm" svg:x2="6.056cm" svg:y2="4.714cm">
              <text:p/>
            </draw:line>
            <draw:polygon draw:style-name="gr17" draw:text-style-name="P3" draw:layer="layout" svg:width="0.053cm" svg:height="0.343cm" svg:x="5.948cm" svg:y="4.401cm" svg:viewBox="0 0 54 344" draw:points="0,313 0,0 54,31 54,344">
              <text:p/>
            </draw:polygon>
            <draw:polygon draw:style-name="gr18" draw:text-style-name="P3" draw:layer="layout" svg:width="0.053cm" svg:height="0.343cm" svg:x="6.949cm" svg:y="4.98cm" svg:viewBox="0 0 54 344" draw:points="0,313 0,0 54,31 54,344">
              <text:p/>
            </draw:polygon>
            <draw:polygon draw:style-name="gr19" draw:text-style-name="P3" draw:layer="layout" svg:width="1.812cm" svg:height="1.36cm" svg:x="5.948cm" svg:y="3.963cm" svg:viewBox="0 0 1813 1361" draw:points="0,751 0,438 54,469 866,0 1813,548 1813,860 1055,1298 1055,1361">
              <text:p/>
            </draw:polygon>
          </draw:g>
        </draw:g>
        <draw:g xml:id="id9" draw:id="id9"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20" draw:text-style-name="P2" draw:layer="layout" svg:width="0.896cm" svg:height="0.583cm" svg:x="10.228cm" svg:y="7.078cm" svg:viewBox="0 0 897 584" svg:d="M1 584c74 0 896-363 896-474 0-110-116-110-190-110 0 47-733 236-706 584z">
            <text:p/>
          </draw:path>
          <draw:g>
            <draw:polygon draw:style-name="gr21" draw:text-style-name="P3" draw:layer="layout" svg:width="0.95cm" svg:height="0.866cm" svg:x="9.223cm" svg:y="6.763cm" svg:viewBox="0 0 951 867" draw:points="0,316 0,0 951,552 951,867">
              <text:p/>
            </draw:polygon>
            <draw:polygon draw:style-name="gr22" draw:text-style-name="P3" draw:layer="layout" svg:width="0.814cm" svg:height="0.787cm" svg:x="10.174cm" svg:y="6.842cm" svg:viewBox="0 0 815 788" draw:points="0,788 0,473 815,0 815,316">
              <text:p/>
            </draw:polygon>
            <draw:polygon draw:style-name="gr23" draw:text-style-name="P3" draw:layer="layout" svg:width="1.765cm" svg:height="1.024cm" svg:x="9.223cm" svg:y="6.29cm" svg:viewBox="0 0 1766 1025" draw:points="951,1025 0,473 815,0 1766,552">
              <text:p/>
            </draw:polygon>
            <draw:line draw:style-name="gr24" draw:text-style-name="P3" draw:layer="layout" svg:x1="9.549cm" svg:y1="7.015cm" svg:x2="9.549cm" svg:y2="7.204cm">
              <text:p/>
            </draw:line>
            <draw:line draw:style-name="gr25" draw:text-style-name="P3" draw:layer="layout" svg:x1="10.147cm" svg:y1="7.419cm" svg:x2="9.712cm" svg:y2="7.167cm">
              <text:p/>
            </draw:line>
            <draw:line draw:style-name="gr26" draw:text-style-name="P3" draw:layer="layout" svg:x1="9.71cm" svg:y1="7.11cm" svg:x2="9.71cm" svg:y2="7.173cm">
              <text:p/>
            </draw:line>
            <draw:line draw:style-name="gr27" draw:text-style-name="P3" draw:layer="layout" svg:x1="10.144cm" svg:y1="7.362cm" svg:x2="10.144cm" svg:y2="7.425cm">
              <text:p/>
            </draw:line>
            <draw:line draw:style-name="gr28" draw:text-style-name="P3" draw:layer="layout" svg:x1="10.145cm" svg:y1="7.362cm" svg:x2="9.71cm" svg:y2="7.11cm">
              <text:p/>
            </draw:line>
            <draw:polygon draw:style-name="gr29" draw:text-style-name="P3" draw:layer="layout" svg:width="0.053cm" svg:height="0.094cm" svg:x="9.604cm" svg:y="7.047cm" svg:viewBox="0 0 54 95" draw:points="0,63 0,0 54,32 54,95">
              <text:p/>
            </draw:polygon>
            <draw:line draw:style-name="gr30" draw:text-style-name="P3" draw:layer="layout" svg:x1="9.495cm" svg:y1="6.984cm" svg:x2="9.495cm" svg:y2="7.173cm">
              <text:p/>
            </draw:line>
            <draw:line draw:style-name="gr31" draw:text-style-name="P3" draw:layer="layout" svg:x1="9.441cm" svg:y1="6.952cm" svg:x2="9.441cm" svg:y2="7.141cm">
              <text:p/>
            </draw:line>
            <draw:line draw:style-name="gr32" draw:text-style-name="P3" draw:layer="layout" svg:x1="9.386cm" svg:y1="6.921cm" svg:x2="9.386cm" svg:y2="7.11cm">
              <text:p/>
            </draw:line>
            <draw:line draw:style-name="gr33" draw:text-style-name="P3" draw:layer="layout" svg:x1="9.332cm" svg:y1="6.889cm" svg:x2="9.332cm" svg:y2="7.078cm">
              <text:p/>
            </draw:line>
            <draw:line draw:style-name="gr34" draw:text-style-name="P3" draw:layer="layout" svg:x1="9.278cm" svg:y1="6.858cm" svg:x2="9.278cm" svg:y2="7.047cm">
              <text:p/>
            </draw:line>
            <draw:polygon draw:style-name="gr35" draw:text-style-name="P3" draw:layer="layout" svg:width="0.053cm" svg:height="0.346cm" svg:x="9.169cm" svg:y="6.731cm" svg:viewBox="0 0 54 347" draw:points="0,316 0,0 54,32 54,347">
              <text:p/>
            </draw:polygon>
            <draw:polygon draw:style-name="gr36" draw:text-style-name="P3" draw:layer="layout" svg:width="0.053cm" svg:height="0.346cm" svg:x="10.174cm" svg:y="7.315cm" svg:viewBox="0 0 54 347" draw:points="0,316 0,0 54,32 54,347">
              <text:p/>
            </draw:polygon>
            <draw:polygon draw:style-name="gr37" draw:text-style-name="P3" draw:layer="layout" svg:width="1.819cm" svg:height="1.371cm" svg:x="9.169cm" svg:y="6.29cm" svg:viewBox="0 0 1820 1372" draw:points="0,757 0,441 54,473 869,0 1820,552 1820,867 1059,1309 1059,1372">
              <text:p/>
            </draw:polygon>
          </draw:g>
        </draw:g>
        <draw:g xml:id="id3" draw:id="id3">
          <draw:path draw:style-name="gr38" draw:text-style-name="P2" draw:layer="layout" svg:width="0.641cm" svg:height="0.575cm" svg:x="18.721cm" svg:y="5.63cm" svg:viewBox="0 0 642 576" svg:d="M0 576c279 0 642-164 642-329s-11-247-214-247c0 176-428 341-428 576z">
            <text:p/>
          </draw:path>
          <draw:path draw:style-name="gr39" draw:text-style-name="P4" draw:layer="layout" svg:width="1.568cm" svg:height="0.988cm" svg:x="17.581cm" svg:y="5.259cm" svg:viewBox="0 0 1569 989" svg:d="M1569 0c0 0 0 659-1 494 1 289-338 495-783 495-444 0-784-206-785-495 1 1 0-206 0-494 0 288 356 494 785 494 428 0 784-206 784-494z">
            <text:p/>
          </draw:path>
          <draw:path draw:style-name="gr40" draw:text-style-name="P4" draw:layer="layout" svg:width="1.567cm" svg:height="0.987cm" svg:x="17.58cm" svg:y="4.765cm" svg:viewBox="0 0 1568 988" svg:d="M784 0c445 0 784 214 784 494s-339 494-784 494-784-214-784-494 339-494 784-494z">
            <text:p/>
          </draw:path>
          <draw:polygon draw:style-name="gr41" draw:text-style-name="P4" draw:layer="layout" svg:width="0.427cm" svg:height="0.246cm" svg:x="18.436cm" svg:y="5.3cm" svg:viewBox="0 0 428 247" draw:points="214,0 143,41 428,206 356,247 71,82 0,124 0,0">
            <text:p/>
          </draw:polygon>
          <draw:polygon draw:style-name="gr42" draw:text-style-name="P4" draw:layer="layout" svg:width="0.427cm" svg:height="0.246cm" svg:x="17.865cm" svg:y="4.971cm" svg:viewBox="0 0 428 247" draw:points="356,165 428,124 428,247 214,247 285,206 0,41 71,0">
            <text:p/>
          </draw:polygon>
          <draw:polygon draw:style-name="gr43" draw:text-style-name="P4" draw:layer="layout" svg:width="0.427cm" svg:height="0.246cm" svg:x="17.865cm" svg:y="5.3cm" svg:viewBox="0 0 428 247" draw:points="71,165 357,0 428,41 142,206 214,247 0,247 0,124">
            <text:p/>
          </draw:polygon>
          <draw:polygon draw:style-name="gr44" draw:text-style-name="P4" draw:layer="layout" svg:width="0.427cm" svg:height="0.246cm" svg:x="18.436cm" svg:y="4.971cm" svg:viewBox="0 0 428 247" draw:points="285,41 214,0 428,0 428,124 356,82 71,247 0,206">
            <text:p/>
          </draw:polygon>
          <draw:path draw:style-name="gr45" draw:text-style-name="P4" draw:layer="layout" svg:width="1.567cm" svg:height="0.493cm" svg:x="17.58cm" svg:y="5.424cm" svg:viewBox="0 0 1568 494" svg:d="M1568 0c0 280-339 494-784 494s-784-214-784-494">
            <text:p/>
          </draw:path>
          <draw:line draw:style-name="gr46" draw:text-style-name="P5" draw:layer="layout" svg:x1="17.651cm" svg:y1="5.465cm" svg:x2="17.651cm" svg:y2="5.63cm">
            <text:p/>
          </draw:line>
          <draw:line draw:style-name="gr47" draw:text-style-name="P5" draw:layer="layout" svg:x1="17.794cm" svg:y1="5.589cm" svg:x2="17.794cm" svg:y2="5.754cm">
            <text:p/>
          </draw:line>
          <draw:line draw:style-name="gr48" draw:text-style-name="P5" draw:layer="layout" svg:x1="18.008cm" svg:y1="5.712cm" svg:x2="18.008cm" svg:y2="5.877cm">
            <text:p/>
          </draw:line>
          <draw:line draw:style-name="gr49" draw:text-style-name="P5" draw:layer="layout" svg:x1="18.222cm" svg:y1="5.753cm" svg:x2="18.222cm" svg:y2="5.918cm">
            <text:p/>
          </draw:line>
          <draw:line draw:style-name="gr50" draw:text-style-name="P5" draw:layer="layout" svg:x1="18.507cm" svg:y1="5.753cm" svg:x2="18.507cm" svg:y2="5.918cm">
            <text:p/>
          </draw:line>
          <draw:line draw:style-name="gr51" draw:text-style-name="P5" draw:layer="layout" svg:x1="18.721cm" svg:y1="5.712cm" svg:x2="18.721cm" svg:y2="5.877cm">
            <text:p/>
          </draw:line>
          <draw:line draw:style-name="gr52" draw:text-style-name="P5" draw:layer="layout" svg:x1="18.935cm" svg:y1="5.589cm" svg:x2="18.935cm" svg:y2="5.754cm">
            <text:p/>
          </draw:line>
          <draw:line draw:style-name="gr53" draw:text-style-name="P5" draw:layer="layout" svg:x1="19.078cm" svg:y1="5.465cm" svg:x2="19.078cm" svg:y2="5.63cm">
            <text:p/>
          </draw:line>
          <draw:line draw:style-name="gr54" draw:text-style-name="P5" draw:layer="layout" svg:x1="18.365cm" svg:y1="5.918cm" svg:x2="18.365cm" svg:y2="6.083cm">
            <text:p/>
          </draw:line>
          <draw:line draw:style-name="gr55" draw:text-style-name="P5" draw:layer="layout" svg:x1="18.65cm" svg:y1="5.877cm" svg:x2="18.65cm" svg:y2="6.042cm">
            <text:p/>
          </draw:line>
          <draw:line draw:style-name="gr56" draw:text-style-name="P5" draw:layer="layout" svg:x1="18.864cm" svg:y1="5.794cm" svg:x2="18.864cm" svg:y2="5.959cm">
            <text:p/>
          </draw:line>
          <draw:line draw:style-name="gr57" draw:text-style-name="P5" draw:layer="layout" svg:x1="19.007cm" svg:y1="5.712cm" svg:x2="19.007cm" svg:y2="5.877cm">
            <text:p/>
          </draw:line>
          <draw:line draw:style-name="gr58" draw:text-style-name="P5" draw:layer="layout" svg:x1="18.079cm" svg:y1="5.877cm" svg:x2="18.079cm" svg:y2="6.042cm">
            <text:p/>
          </draw:line>
          <draw:line draw:style-name="gr59" draw:text-style-name="P5" draw:layer="layout" svg:x1="17.865cm" svg:y1="5.794cm" svg:x2="17.865cm" svg:y2="5.959cm">
            <text:p/>
          </draw:line>
          <draw:line draw:style-name="gr60" draw:text-style-name="P5" draw:layer="layout" svg:x1="17.722cm" svg:y1="5.712cm" svg:x2="17.722cm" svg:y2="5.877cm">
            <text:p/>
          </draw:line>
          <draw:path draw:style-name="gr61" draw:text-style-name="P4" draw:layer="layout" svg:width="1.567cm" svg:height="0.493cm" svg:x="17.58cm" svg:y="5.589cm" svg:viewBox="0 0 1568 494" svg:d="M1568 0c0 280-339 494-784 494s-784-214-784-494">
            <text:p/>
          </draw:path>
          <draw:line draw:style-name="gr62" draw:text-style-name="P5" draw:layer="layout" svg:x1="17.651cm" svg:y1="5.794cm" svg:x2="17.651cm" svg:y2="5.959cm">
            <text:p/>
          </draw:line>
          <draw:line draw:style-name="gr63" draw:text-style-name="P5" draw:layer="layout" svg:x1="17.794cm" svg:y1="5.918cm" svg:x2="17.794cm" svg:y2="6.083cm">
            <text:p/>
          </draw:line>
          <draw:line draw:style-name="gr64" draw:text-style-name="P5" draw:layer="layout" svg:x1="18.008cm" svg:y1="6.042cm" svg:x2="18.008cm" svg:y2="6.207cm">
            <text:p/>
          </draw:line>
          <draw:line draw:style-name="gr65" draw:text-style-name="P5" draw:layer="layout" svg:x1="18.222cm" svg:y1="6.083cm" svg:x2="18.222cm" svg:y2="6.248cm">
            <text:p/>
          </draw:line>
          <draw:line draw:style-name="gr66" draw:text-style-name="P5" draw:layer="layout" svg:x1="18.507cm" svg:y1="6.083cm" svg:x2="18.507cm" svg:y2="6.248cm">
            <text:p/>
          </draw:line>
          <draw:line draw:style-name="gr67" draw:text-style-name="P5" draw:layer="layout" svg:x1="18.721cm" svg:y1="6.042cm" svg:x2="18.721cm" svg:y2="6.207cm">
            <text:p/>
          </draw:line>
          <draw:line draw:style-name="gr68" draw:text-style-name="P5" draw:layer="layout" svg:x1="18.935cm" svg:y1="5.918cm" svg:x2="18.935cm" svg:y2="6.083cm">
            <text:p/>
          </draw:line>
          <draw:line draw:style-name="gr69" draw:text-style-name="P5" draw:layer="layout" svg:x1="19.078cm" svg:y1="5.794cm" svg:x2="19.078cm" svg:y2="5.959cm">
            <text:p/>
          </draw:line>
          <draw:path draw:style-name="gr70" draw:text-style-name="P4" draw:layer="layout" svg:width="1.568cm" svg:height="1.481cm" svg:x="17.58cm" svg:y="4.765cm" svg:viewBox="0 0 1569 1482" svg:d="M784 0c445 0 785 214 785 494v494c0 289-357 494-784 494-428 0-785-205-785-494 0 0 1-494 0-494 0-280 339-494 784-494z">
            <text:p/>
          </draw:path>
        </draw:g>
        <draw:g xml:id="id4" draw:id="id4"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71" draw:text-style-name="P2" draw:layer="layout" svg:width="1.452cm" svg:height="0.94cm" svg:x="14.104cm" svg:y="4.087cm" svg:viewBox="0 0 1453 941" svg:d="M1 941c121 0 1452-585 1452-763s-187-178-308-178c0 76-1188 381-1144 941z">
              <text:p/>
            </draw:path>
            <draw:g>
              <draw:polygon draw:style-name="gr72" draw:text-style-name="P3" draw:layer="layout" svg:width="1.539cm" svg:height="1.398cm" svg:x="12.477cm" svg:y="3.578cm" svg:viewBox="0 0 1540 1399" draw:points="0,509 0,0 1540,890 1540,1399">
                <text:p/>
              </draw:polygon>
              <draw:polygon draw:style-name="gr73" draw:text-style-name="P3" draw:layer="layout" svg:width="1.319cm" svg:height="1.271cm" svg:x="14.017cm" svg:y="3.705cm" svg:viewBox="0 0 1320 1272" draw:points="0,1272 0,763 1320,0 1320,509">
                <text:p/>
              </draw:polygon>
              <draw:polygon draw:style-name="gr74" draw:text-style-name="P3" draw:layer="layout" svg:width="2.859cm" svg:height="1.652cm" svg:x="12.477cm" svg:y="2.815cm" svg:viewBox="0 0 2860 1653" draw:points="1540,1653 0,763 1320,0 2860,890">
                <text:p/>
              </draw:polygon>
              <draw:line draw:style-name="gr75" draw:text-style-name="P3" draw:layer="layout" svg:x1="13.005cm" svg:y1="3.985cm" svg:x2="13.005cm" svg:y2="4.29cm">
                <text:p/>
              </draw:line>
              <draw:line draw:style-name="gr76" draw:text-style-name="P3" draw:layer="layout" svg:x1="13.973cm" svg:y1="4.636cm" svg:x2="13.269cm" svg:y2="4.229cm">
                <text:p/>
              </draw:line>
              <draw:line draw:style-name="gr77" draw:text-style-name="P3" draw:layer="layout" svg:x1="13.265cm" svg:y1="4.137cm" svg:x2="13.265cm" svg:y2="4.239cm">
                <text:p/>
              </draw:line>
              <draw:line draw:style-name="gr78" draw:text-style-name="P3" draw:layer="layout" svg:x1="13.969cm" svg:y1="4.545cm" svg:x2="13.969cm" svg:y2="4.647cm">
                <text:p/>
              </draw:line>
              <draw:line draw:style-name="gr79" draw:text-style-name="P3" draw:layer="layout" svg:x1="13.969cm" svg:y1="4.544cm" svg:x2="13.265cm" svg:y2="4.137cm">
                <text:p/>
              </draw:line>
              <draw:polygon draw:style-name="gr80" draw:text-style-name="P3" draw:layer="layout" svg:width="0.087cm" svg:height="0.152cm" svg:x="13.093cm" svg:y="4.036cm" svg:viewBox="0 0 88 153" draw:points="0,102 0,0 88,51 88,153">
                <text:p/>
              </draw:polygon>
              <draw:line draw:style-name="gr81" draw:text-style-name="P3" draw:layer="layout" svg:x1="12.917cm" svg:y1="3.934cm" svg:x2="12.917cm" svg:y2="4.239cm">
                <text:p/>
              </draw:line>
              <draw:line draw:style-name="gr82" draw:text-style-name="P3" draw:layer="layout" svg:x1="12.829cm" svg:y1="3.883cm" svg:x2="12.829cm" svg:y2="4.188cm">
                <text:p/>
              </draw:line>
              <draw:line draw:style-name="gr83" draw:text-style-name="P3" draw:layer="layout" svg:x1="12.741cm" svg:y1="3.832cm" svg:x2="12.741cm" svg:y2="4.137cm">
                <text:p/>
              </draw:line>
              <draw:line draw:style-name="gr84" draw:text-style-name="P3" draw:layer="layout" svg:x1="12.653cm" svg:y1="3.781cm" svg:x2="12.653cm" svg:y2="4.086cm">
                <text:p/>
              </draw:line>
              <draw:line draw:style-name="gr85" draw:text-style-name="P3" draw:layer="layout" svg:x1="12.565cm" svg:y1="3.73cm" svg:x2="12.565cm" svg:y2="4.035cm">
                <text:p/>
              </draw:line>
              <draw:polygon draw:style-name="gr86" draw:text-style-name="P3" draw:layer="layout" svg:width="0.087cm" svg:height="0.559cm" svg:x="12.389cm" svg:y="3.527cm" svg:viewBox="0 0 88 560" draw:points="0,509 0,0 88,51 88,560">
                <text:p/>
              </draw:polygon>
              <draw:polygon draw:style-name="gr87" draw:text-style-name="P3" draw:layer="layout" svg:width="0.087cm" svg:height="0.559cm" svg:x="14.017cm" svg:y="4.468cm" svg:viewBox="0 0 88 560" draw:points="0,509 0,0 88,51 88,560">
                <text:p/>
              </draw:polygon>
              <draw:polygon draw:style-name="gr88" draw:text-style-name="P3" draw:layer="layout" svg:width="2.947cm" svg:height="2.212cm" svg:x="12.389cm" svg:y="2.815cm" svg:viewBox="0 0 2948 2213" draw:points="0,1221 0,712 88,763 1408,0 2948,890 2948,1399 1716,2111 1716,2213">
                <text:p/>
              </draw:polygon>
            </draw:g>
          </draw:g>
          <draw:g>
            <draw:polygon draw:style-name="gr89" draw:text-style-name="P6" draw:layer="layout" svg:width="0.465cm" svg:height="0.605cm" svg:x="14.536cm" svg:y="4.422cm" svg:viewBox="0 0 466 606" draw:points="0,336 0,0 320,185 349,135 466,202 466,606">
              <text:p/>
            </draw:polygon>
            <draw:polygon draw:style-name="gr90" draw:text-style-name="P6" draw:layer="layout" svg:width="0.523cm" svg:height="0.571cm" svg:x="14.477cm" svg:y="4.456cm" svg:viewBox="0 0 524 572" draw:points="58,303 0,0 466,269 524,572">
              <text:p/>
            </draw:polygon>
            <draw:polygon draw:style-name="gr91" draw:text-style-name="P6" draw:layer="layout" svg:width="0.581cm" svg:height="0.521cm" svg:x="14.419cm" svg:y="4.506cm" svg:viewBox="0 0 582 522" draw:points="116,253 0,0 466,269 582,522">
              <text:p/>
            </draw:polygon>
            <draw:polygon draw:style-name="gr92" draw:text-style-name="P6" draw:layer="layout" svg:width="0.611cm" svg:height="0.453cm" svg:x="14.39cm" svg:y="4.573cm" svg:viewBox="0 0 612 454" draw:points="146,185 0,0 437,236 612,454">
              <text:p/>
            </draw:polygon>
            <draw:polygon draw:style-name="gr93" draw:text-style-name="P6" draw:layer="layout" svg:width="0.611cm" svg:height="0.605cm" svg:x="14.39cm" svg:y="4.422cm" svg:viewBox="0 0 612 606" draw:points="146,67 146,0 466,185 495,135 612,202 612,606 146,336 0,151 81,194 29,84 104,128 88,33">
              <text:p/>
            </draw:polygon>
          </draw:g>
        </draw:g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94" draw:text-style-name="P2" draw:layer="layout" svg:width="1.452cm" svg:height="0.94cm" svg:x="20.949cm" svg:y="13.397cm" svg:viewBox="0 0 1453 941" svg:d="M1 941c121 0 1452-585 1452-763s-187-178-308-178c0 76-1188 381-1144 941z">
              <text:p/>
            </draw:path>
            <draw:g>
              <draw:polygon draw:style-name="gr95" draw:text-style-name="P3" draw:layer="layout" svg:width="1.539cm" svg:height="1.398cm" svg:x="19.322cm" svg:y="12.888cm" svg:viewBox="0 0 1540 1399" draw:points="0,509 0,0 1540,890 1540,1399">
                <text:p/>
              </draw:polygon>
              <draw:polygon draw:style-name="gr96" draw:text-style-name="P3" draw:layer="layout" svg:width="1.319cm" svg:height="1.271cm" svg:x="20.862cm" svg:y="13.015cm" svg:viewBox="0 0 1320 1272" draw:points="0,1272 0,763 1320,0 1320,509">
                <text:p/>
              </draw:polygon>
              <draw:polygon draw:style-name="gr97" draw:text-style-name="P3" draw:layer="layout" svg:width="2.859cm" svg:height="1.652cm" svg:x="19.322cm" svg:y="12.125cm" svg:viewBox="0 0 2860 1653" draw:points="1540,1653 0,763 1320,0 2860,890">
                <text:p/>
              </draw:polygon>
              <draw:line draw:style-name="gr98" draw:text-style-name="P3" draw:layer="layout" svg:x1="19.85cm" svg:y1="13.295cm" svg:x2="19.85cm" svg:y2="13.6cm">
                <text:p/>
              </draw:line>
              <draw:line draw:style-name="gr99" draw:text-style-name="P3" draw:layer="layout" svg:x1="20.818cm" svg:y1="13.946cm" svg:x2="20.114cm" svg:y2="13.539cm">
                <text:p/>
              </draw:line>
              <draw:line draw:style-name="gr100" draw:text-style-name="P3" draw:layer="layout" svg:x1="20.11cm" svg:y1="13.447cm" svg:x2="20.11cm" svg:y2="13.549cm">
                <text:p/>
              </draw:line>
              <draw:line draw:style-name="gr101" draw:text-style-name="P3" draw:layer="layout" svg:x1="20.814cm" svg:y1="13.855cm" svg:x2="20.814cm" svg:y2="13.957cm">
                <text:p/>
              </draw:line>
              <draw:line draw:style-name="gr102" draw:text-style-name="P3" draw:layer="layout" svg:x1="20.814cm" svg:y1="13.854cm" svg:x2="20.11cm" svg:y2="13.447cm">
                <text:p/>
              </draw:line>
              <draw:polygon draw:style-name="gr103" draw:text-style-name="P3" draw:layer="layout" svg:width="0.087cm" svg:height="0.152cm" svg:x="19.938cm" svg:y="13.346cm" svg:viewBox="0 0 88 153" draw:points="0,102 0,0 88,51 88,153">
                <text:p/>
              </draw:polygon>
              <draw:line draw:style-name="gr104" draw:text-style-name="P3" draw:layer="layout" svg:x1="19.762cm" svg:y1="13.244cm" svg:x2="19.762cm" svg:y2="13.549cm">
                <text:p/>
              </draw:line>
              <draw:line draw:style-name="gr105" draw:text-style-name="P3" draw:layer="layout" svg:x1="19.674cm" svg:y1="13.193cm" svg:x2="19.674cm" svg:y2="13.498cm">
                <text:p/>
              </draw:line>
              <draw:line draw:style-name="gr106" draw:text-style-name="P3" draw:layer="layout" svg:x1="19.586cm" svg:y1="13.142cm" svg:x2="19.586cm" svg:y2="13.447cm">
                <text:p/>
              </draw:line>
              <draw:line draw:style-name="gr107" draw:text-style-name="P3" draw:layer="layout" svg:x1="19.498cm" svg:y1="13.091cm" svg:x2="19.498cm" svg:y2="13.396cm">
                <text:p/>
              </draw:line>
              <draw:line draw:style-name="gr108" draw:text-style-name="P3" draw:layer="layout" svg:x1="19.41cm" svg:y1="13.04cm" svg:x2="19.41cm" svg:y2="13.345cm">
                <text:p/>
              </draw:line>
              <draw:polygon draw:style-name="gr109" draw:text-style-name="P3" draw:layer="layout" svg:width="0.087cm" svg:height="0.559cm" svg:x="19.234cm" svg:y="12.837cm" svg:viewBox="0 0 88 560" draw:points="0,509 0,0 88,51 88,560">
                <text:p/>
              </draw:polygon>
              <draw:polygon draw:style-name="gr110" draw:text-style-name="P3" draw:layer="layout" svg:width="0.087cm" svg:height="0.559cm" svg:x="20.862cm" svg:y="13.778cm" svg:viewBox="0 0 88 560" draw:points="0,509 0,0 88,51 88,560">
                <text:p/>
              </draw:polygon>
              <draw:polygon draw:style-name="gr111" draw:text-style-name="P3" draw:layer="layout" svg:width="2.947cm" svg:height="2.212cm" svg:x="19.234cm" svg:y="12.125cm" svg:viewBox="0 0 2948 2213" draw:points="0,1221 0,712 88,763 1408,0 2948,890 2948,1399 1716,2111 1716,2213">
                <text:p/>
              </draw:polygon>
            </draw:g>
          </draw:g>
          <draw:g>
            <draw:polygon draw:style-name="gr112" draw:text-style-name="P6" draw:layer="layout" svg:width="0.465cm" svg:height="0.605cm" svg:x="21.381cm" svg:y="13.732cm" svg:viewBox="0 0 466 606" draw:points="0,336 0,0 320,185 349,135 466,202 466,606">
              <text:p/>
            </draw:polygon>
            <draw:polygon draw:style-name="gr113" draw:text-style-name="P6" draw:layer="layout" svg:width="0.523cm" svg:height="0.571cm" svg:x="21.322cm" svg:y="13.766cm" svg:viewBox="0 0 524 572" draw:points="58,303 0,0 466,269 524,572">
              <text:p/>
            </draw:polygon>
            <draw:polygon draw:style-name="gr114" draw:text-style-name="P6" draw:layer="layout" svg:width="0.581cm" svg:height="0.521cm" svg:x="21.264cm" svg:y="13.816cm" svg:viewBox="0 0 582 522" draw:points="116,253 0,0 466,269 582,522">
              <text:p/>
            </draw:polygon>
            <draw:polygon draw:style-name="gr115" draw:text-style-name="P6" draw:layer="layout" svg:width="0.611cm" svg:height="0.453cm" svg:x="21.235cm" svg:y="13.883cm" svg:viewBox="0 0 612 454" draw:points="146,185 0,0 437,236 612,454">
              <text:p/>
            </draw:polygon>
            <draw:polygon draw:style-name="gr116" draw:text-style-name="P6" draw:layer="layout" svg:width="0.611cm" svg:height="0.605cm" svg:x="21.235cm" svg:y="13.732cm" svg:viewBox="0 0 612 606" draw:points="146,67 146,0 466,185 495,135 612,202 612,606 146,336 0,151 81,194 29,84 104,128 88,33">
              <text:p/>
            </draw:polygon>
          </draw:g>
        </draw:g>
        <draw:g xml:id="id1" draw:id="id1">
          <draw:path draw:style-name="gr117" draw:text-style-name="P2" draw:layer="layout" svg:width="0.641cm" svg:height="0.575cm" svg:x="14.057cm" svg:y="11.879cm" svg:viewBox="0 0 642 576" svg:d="M0 576c279 0 642-164 642-329s-11-247-214-247c0 176-428 341-428 576z">
            <text:p/>
          </draw:path>
          <draw:path draw:style-name="gr118" draw:text-style-name="P4" draw:layer="layout" svg:width="1.568cm" svg:height="0.988cm" svg:x="12.917cm" svg:y="11.508cm" svg:viewBox="0 0 1569 989" svg:d="M1569 0c0 0 0 659-1 494 1 289-338 495-783 495-444 0-784-206-785-495 1 1 0-206 0-494 0 288 356 494 785 494 428 0 784-206 784-494z">
            <text:p/>
          </draw:path>
          <draw:path draw:style-name="gr119" draw:text-style-name="P4" draw:layer="layout" svg:width="1.567cm" svg:height="0.987cm" svg:x="12.916cm" svg:y="11.014cm" svg:viewBox="0 0 1568 988" svg:d="M784 0c445 0 784 214 784 494s-339 494-784 494-784-214-784-494 339-494 784-494z">
            <text:p/>
          </draw:path>
          <draw:polygon draw:style-name="gr120" draw:text-style-name="P4" draw:layer="layout" svg:width="0.427cm" svg:height="0.246cm" svg:x="13.772cm" svg:y="11.549cm" svg:viewBox="0 0 428 247" draw:points="214,0 143,41 428,206 356,247 71,82 0,124 0,0">
            <text:p/>
          </draw:polygon>
          <draw:polygon draw:style-name="gr121" draw:text-style-name="P4" draw:layer="layout" svg:width="0.427cm" svg:height="0.246cm" svg:x="13.201cm" svg:y="11.22cm" svg:viewBox="0 0 428 247" draw:points="356,165 428,124 428,247 214,247 285,206 0,41 71,0">
            <text:p/>
          </draw:polygon>
          <draw:polygon draw:style-name="gr122" draw:text-style-name="P4" draw:layer="layout" svg:width="0.427cm" svg:height="0.246cm" svg:x="13.201cm" svg:y="11.549cm" svg:viewBox="0 0 428 247" draw:points="71,165 357,0 428,41 142,206 214,247 0,247 0,124">
            <text:p/>
          </draw:polygon>
          <draw:polygon draw:style-name="gr123" draw:text-style-name="P4" draw:layer="layout" svg:width="0.427cm" svg:height="0.246cm" svg:x="13.772cm" svg:y="11.22cm" svg:viewBox="0 0 428 247" draw:points="285,41 214,0 428,0 428,124 356,82 71,247 0,206">
            <text:p/>
          </draw:polygon>
          <draw:path draw:style-name="gr124" draw:text-style-name="P4" draw:layer="layout" svg:width="1.567cm" svg:height="0.493cm" svg:x="12.916cm" svg:y="11.673cm" svg:viewBox="0 0 1568 494" svg:d="M1568 0c0 280-339 494-784 494s-784-214-784-494">
            <text:p/>
          </draw:path>
          <draw:line draw:style-name="gr125" draw:text-style-name="P5" draw:layer="layout" svg:x1="12.987cm" svg:y1="11.714cm" svg:x2="12.987cm" svg:y2="11.879cm">
            <text:p/>
          </draw:line>
          <draw:line draw:style-name="gr126" draw:text-style-name="P5" draw:layer="layout" svg:x1="13.13cm" svg:y1="11.838cm" svg:x2="13.13cm" svg:y2="12.003cm">
            <text:p/>
          </draw:line>
          <draw:line draw:style-name="gr127" draw:text-style-name="P5" draw:layer="layout" svg:x1="13.344cm" svg:y1="11.961cm" svg:x2="13.344cm" svg:y2="12.126cm">
            <text:p/>
          </draw:line>
          <draw:line draw:style-name="gr128" draw:text-style-name="P5" draw:layer="layout" svg:x1="13.558cm" svg:y1="12.002cm" svg:x2="13.558cm" svg:y2="12.167cm">
            <text:p/>
          </draw:line>
          <draw:line draw:style-name="gr129" draw:text-style-name="P5" draw:layer="layout" svg:x1="13.843cm" svg:y1="12.002cm" svg:x2="13.843cm" svg:y2="12.167cm">
            <text:p/>
          </draw:line>
          <draw:line draw:style-name="gr130" draw:text-style-name="P5" draw:layer="layout" svg:x1="14.057cm" svg:y1="11.961cm" svg:x2="14.057cm" svg:y2="12.126cm">
            <text:p/>
          </draw:line>
          <draw:line draw:style-name="gr131" draw:text-style-name="P5" draw:layer="layout" svg:x1="14.271cm" svg:y1="11.838cm" svg:x2="14.271cm" svg:y2="12.003cm">
            <text:p/>
          </draw:line>
          <draw:line draw:style-name="gr132" draw:text-style-name="P5" draw:layer="layout" svg:x1="14.414cm" svg:y1="11.714cm" svg:x2="14.414cm" svg:y2="11.879cm">
            <text:p/>
          </draw:line>
          <draw:line draw:style-name="gr133" draw:text-style-name="P5" draw:layer="layout" svg:x1="13.701cm" svg:y1="12.167cm" svg:x2="13.701cm" svg:y2="12.332cm">
            <text:p/>
          </draw:line>
          <draw:line draw:style-name="gr134" draw:text-style-name="P5" draw:layer="layout" svg:x1="13.986cm" svg:y1="12.126cm" svg:x2="13.986cm" svg:y2="12.291cm">
            <text:p/>
          </draw:line>
          <draw:line draw:style-name="gr135" draw:text-style-name="P5" draw:layer="layout" svg:x1="14.2cm" svg:y1="12.043cm" svg:x2="14.2cm" svg:y2="12.208cm">
            <text:p/>
          </draw:line>
          <draw:line draw:style-name="gr136" draw:text-style-name="P5" draw:layer="layout" svg:x1="14.343cm" svg:y1="11.961cm" svg:x2="14.343cm" svg:y2="12.126cm">
            <text:p/>
          </draw:line>
          <draw:line draw:style-name="gr137" draw:text-style-name="P5" draw:layer="layout" svg:x1="13.415cm" svg:y1="12.126cm" svg:x2="13.415cm" svg:y2="12.291cm">
            <text:p/>
          </draw:line>
          <draw:line draw:style-name="gr138" draw:text-style-name="P5" draw:layer="layout" svg:x1="13.201cm" svg:y1="12.043cm" svg:x2="13.201cm" svg:y2="12.208cm">
            <text:p/>
          </draw:line>
          <draw:line draw:style-name="gr139" draw:text-style-name="P5" draw:layer="layout" svg:x1="13.058cm" svg:y1="11.961cm" svg:x2="13.058cm" svg:y2="12.126cm">
            <text:p/>
          </draw:line>
          <draw:path draw:style-name="gr140" draw:text-style-name="P4" draw:layer="layout" svg:width="1.567cm" svg:height="0.493cm" svg:x="12.916cm" svg:y="11.838cm" svg:viewBox="0 0 1568 494" svg:d="M1568 0c0 280-339 494-784 494s-784-214-784-494">
            <text:p/>
          </draw:path>
          <draw:line draw:style-name="gr141" draw:text-style-name="P5" draw:layer="layout" svg:x1="12.987cm" svg:y1="12.043cm" svg:x2="12.987cm" svg:y2="12.208cm">
            <text:p/>
          </draw:line>
          <draw:line draw:style-name="gr142" draw:text-style-name="P5" draw:layer="layout" svg:x1="13.13cm" svg:y1="12.167cm" svg:x2="13.13cm" svg:y2="12.332cm">
            <text:p/>
          </draw:line>
          <draw:line draw:style-name="gr143" draw:text-style-name="P5" draw:layer="layout" svg:x1="13.344cm" svg:y1="12.291cm" svg:x2="13.344cm" svg:y2="12.456cm">
            <text:p/>
          </draw:line>
          <draw:line draw:style-name="gr144" draw:text-style-name="P5" draw:layer="layout" svg:x1="13.558cm" svg:y1="12.332cm" svg:x2="13.558cm" svg:y2="12.497cm">
            <text:p/>
          </draw:line>
          <draw:line draw:style-name="gr145" draw:text-style-name="P5" draw:layer="layout" svg:x1="13.843cm" svg:y1="12.332cm" svg:x2="13.843cm" svg:y2="12.497cm">
            <text:p/>
          </draw:line>
          <draw:line draw:style-name="gr146" draw:text-style-name="P5" draw:layer="layout" svg:x1="14.057cm" svg:y1="12.291cm" svg:x2="14.057cm" svg:y2="12.456cm">
            <text:p/>
          </draw:line>
          <draw:line draw:style-name="gr147" draw:text-style-name="P5" draw:layer="layout" svg:x1="14.271cm" svg:y1="12.167cm" svg:x2="14.271cm" svg:y2="12.332cm">
            <text:p/>
          </draw:line>
          <draw:line draw:style-name="gr148" draw:text-style-name="P5" draw:layer="layout" svg:x1="14.414cm" svg:y1="12.043cm" svg:x2="14.414cm" svg:y2="12.208cm">
            <text:p/>
          </draw:line>
          <draw:path draw:style-name="gr149" draw:text-style-name="P4" draw:layer="layout" svg:width="1.568cm" svg:height="1.481cm" svg:x="12.916cm" svg:y="11.014cm" svg:viewBox="0 0 1569 1482" svg:d="M784 0c445 0 785 214 785 494v494c0 289-357 494-784 494-428 0-785-205-785-494 0 0 1-494 0-494 0-280 339-494 784-494z">
            <text:p/>
          </draw:path>
        </draw:g>
        <draw:g xml:id="id8" draw:id="id8"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150" draw:text-style-name="P2" draw:layer="layout" svg:width="0.893cm" svg:height="0.578cm" svg:x="7.536cm" svg:y="6.721cm" svg:viewBox="0 0 894 579" svg:d="M1 579c74 0 893-360 893-470 0-109-115-109-190-109 0 47-730 235-703 579z">
            <text:p/>
          </draw:path>
          <draw:g>
            <draw:polygon draw:style-name="gr151" draw:text-style-name="P3" draw:layer="layout" svg:width="0.946cm" svg:height="0.859cm" svg:x="6.535cm" svg:y="6.408cm" svg:viewBox="0 0 947 860" draw:points="0,313 0,0 947,548 947,860">
              <text:p/>
            </draw:polygon>
            <draw:polygon draw:style-name="gr152" draw:text-style-name="P3" draw:layer="layout" svg:width="0.811cm" svg:height="0.781cm" svg:x="7.482cm" svg:y="6.487cm" svg:viewBox="0 0 812 782" draw:points="0,782 0,469 812,0 812,313">
              <text:p/>
            </draw:polygon>
            <draw:polygon draw:style-name="gr153" draw:text-style-name="P3" draw:layer="layout" svg:width="1.758cm" svg:height="1.016cm" svg:x="6.535cm" svg:y="5.939cm" svg:viewBox="0 0 1759 1017" draw:points="947,1017 0,469 812,0 1759,548">
              <text:p/>
            </draw:polygon>
            <draw:line draw:style-name="gr154" draw:text-style-name="P3" draw:layer="layout" svg:x1="6.86cm" svg:y1="6.659cm" svg:x2="6.86cm" svg:y2="6.847cm">
              <text:p/>
            </draw:line>
            <draw:line draw:style-name="gr155" draw:text-style-name="P3" draw:layer="layout" svg:x1="7.455cm" svg:y1="7.059cm" svg:x2="7.022cm" svg:y2="6.809cm">
              <text:p/>
            </draw:line>
            <draw:line draw:style-name="gr156" draw:text-style-name="P3" draw:layer="layout" svg:x1="7.02cm" svg:y1="6.752cm" svg:x2="7.02cm" svg:y2="6.815cm">
              <text:p/>
            </draw:line>
            <draw:line draw:style-name="gr157" draw:text-style-name="P3" draw:layer="layout" svg:x1="7.453cm" svg:y1="7.003cm" svg:x2="7.453cm" svg:y2="7.066cm">
              <text:p/>
            </draw:line>
            <draw:line draw:style-name="gr158" draw:text-style-name="P3" draw:layer="layout" svg:x1="7.453cm" svg:y1="7.002cm" svg:x2="7.02cm" svg:y2="6.752cm">
              <text:p/>
            </draw:line>
            <draw:polygon draw:style-name="gr159" draw:text-style-name="P3" draw:layer="layout" svg:width="0.053cm" svg:height="0.093cm" svg:x="6.914cm" svg:y="6.69cm" svg:viewBox="0 0 54 94" draw:points="0,63 0,0 54,31 54,94">
              <text:p/>
            </draw:polygon>
            <draw:line draw:style-name="gr160" draw:text-style-name="P3" draw:layer="layout" svg:x1="6.806cm" svg:y1="6.627cm" svg:x2="6.806cm" svg:y2="6.815cm">
              <text:p/>
            </draw:line>
            <draw:line draw:style-name="gr161" draw:text-style-name="P3" draw:layer="layout" svg:x1="6.752cm" svg:y1="6.596cm" svg:x2="6.752cm" svg:y2="6.784cm">
              <text:p/>
            </draw:line>
            <draw:line draw:style-name="gr162" draw:text-style-name="P3" draw:layer="layout" svg:x1="6.698cm" svg:y1="6.565cm" svg:x2="6.698cm" svg:y2="6.753cm">
              <text:p/>
            </draw:line>
            <draw:line draw:style-name="gr163" draw:text-style-name="P3" draw:layer="layout" svg:x1="6.643cm" svg:y1="6.533cm" svg:x2="6.643cm" svg:y2="6.721cm">
              <text:p/>
            </draw:line>
            <draw:line draw:style-name="gr164" draw:text-style-name="P3" draw:layer="layout" svg:x1="6.589cm" svg:y1="6.502cm" svg:x2="6.589cm" svg:y2="6.69cm">
              <text:p/>
            </draw:line>
            <draw:polygon draw:style-name="gr165" draw:text-style-name="P3" draw:layer="layout" svg:width="0.053cm" svg:height="0.343cm" svg:x="6.481cm" svg:y="6.377cm" svg:viewBox="0 0 54 344" draw:points="0,313 0,0 54,31 54,344">
              <text:p/>
            </draw:polygon>
            <draw:polygon draw:style-name="gr166" draw:text-style-name="P3" draw:layer="layout" svg:width="0.053cm" svg:height="0.343cm" svg:x="7.482cm" svg:y="6.956cm" svg:viewBox="0 0 54 344" draw:points="0,313 0,0 54,31 54,344">
              <text:p/>
            </draw:polygon>
            <draw:polygon draw:style-name="gr167" draw:text-style-name="P3" draw:layer="layout" svg:width="1.812cm" svg:height="1.36cm" svg:x="6.481cm" svg:y="5.939cm" svg:viewBox="0 0 1813 1361" draw:points="0,751 0,438 54,469 866,0 1813,548 1813,860 1055,1298 1055,1361">
              <text:p/>
            </draw:polygon>
          </draw:g>
        </draw:g>
        <draw:g xml:id="id5" draw:id="id5"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168" draw:text-style-name="P2" draw:layer="layout" svg:width="0.896cm" svg:height="0.583cm" svg:x="9.197cm" svg:y="4.241cm" svg:viewBox="0 0 897 584" svg:d="M1 584c74 0 896-363 896-474 0-110-116-110-190-110 0 47-733 236-706 584z">
            <text:p/>
          </draw:path>
          <draw:g>
            <draw:polygon draw:style-name="gr169" draw:text-style-name="P3" draw:layer="layout" svg:width="0.95cm" svg:height="0.866cm" svg:x="8.192cm" svg:y="3.926cm" svg:viewBox="0 0 951 867" draw:points="0,316 0,0 951,552 951,867">
              <text:p/>
            </draw:polygon>
            <draw:polygon draw:style-name="gr170" draw:text-style-name="P3" draw:layer="layout" svg:width="0.814cm" svg:height="0.787cm" svg:x="9.143cm" svg:y="4.005cm" svg:viewBox="0 0 815 788" draw:points="0,788 0,473 815,0 815,316">
              <text:p/>
            </draw:polygon>
            <draw:polygon draw:style-name="gr171" draw:text-style-name="P3" draw:layer="layout" svg:width="1.765cm" svg:height="1.024cm" svg:x="8.192cm" svg:y="3.453cm" svg:viewBox="0 0 1766 1025" draw:points="951,1025 0,473 815,0 1766,552">
              <text:p/>
            </draw:polygon>
            <draw:line draw:style-name="gr172" draw:text-style-name="P3" draw:layer="layout" svg:x1="8.518cm" svg:y1="4.178cm" svg:x2="8.518cm" svg:y2="4.367cm">
              <text:p/>
            </draw:line>
            <draw:line draw:style-name="gr173" draw:text-style-name="P3" draw:layer="layout" svg:x1="9.116cm" svg:y1="4.582cm" svg:x2="8.681cm" svg:y2="4.33cm">
              <text:p/>
            </draw:line>
            <draw:line draw:style-name="gr174" draw:text-style-name="P3" draw:layer="layout" svg:x1="8.679cm" svg:y1="4.273cm" svg:x2="8.679cm" svg:y2="4.336cm">
              <text:p/>
            </draw:line>
            <draw:line draw:style-name="gr175" draw:text-style-name="P3" draw:layer="layout" svg:x1="9.113cm" svg:y1="4.525cm" svg:x2="9.113cm" svg:y2="4.588cm">
              <text:p/>
            </draw:line>
            <draw:line draw:style-name="gr176" draw:text-style-name="P3" draw:layer="layout" svg:x1="9.114cm" svg:y1="4.525cm" svg:x2="8.679cm" svg:y2="4.273cm">
              <text:p/>
            </draw:line>
            <draw:polygon draw:style-name="gr177" draw:text-style-name="P3" draw:layer="layout" svg:width="0.053cm" svg:height="0.094cm" svg:x="8.573cm" svg:y="4.21cm" svg:viewBox="0 0 54 95" draw:points="0,63 0,0 54,32 54,95">
              <text:p/>
            </draw:polygon>
            <draw:line draw:style-name="gr178" draw:text-style-name="P3" draw:layer="layout" svg:x1="8.464cm" svg:y1="4.147cm" svg:x2="8.464cm" svg:y2="4.336cm">
              <text:p/>
            </draw:line>
            <draw:line draw:style-name="gr179" draw:text-style-name="P3" draw:layer="layout" svg:x1="8.41cm" svg:y1="4.115cm" svg:x2="8.41cm" svg:y2="4.304cm">
              <text:p/>
            </draw:line>
            <draw:line draw:style-name="gr180" draw:text-style-name="P3" draw:layer="layout" svg:x1="8.355cm" svg:y1="4.084cm" svg:x2="8.355cm" svg:y2="4.273cm">
              <text:p/>
            </draw:line>
            <draw:line draw:style-name="gr181" draw:text-style-name="P3" draw:layer="layout" svg:x1="8.301cm" svg:y1="4.052cm" svg:x2="8.301cm" svg:y2="4.241cm">
              <text:p/>
            </draw:line>
            <draw:line draw:style-name="gr182" draw:text-style-name="P3" draw:layer="layout" svg:x1="8.247cm" svg:y1="4.021cm" svg:x2="8.247cm" svg:y2="4.21cm">
              <text:p/>
            </draw:line>
            <draw:polygon draw:style-name="gr183" draw:text-style-name="P3" draw:layer="layout" svg:width="0.053cm" svg:height="0.346cm" svg:x="8.138cm" svg:y="3.894cm" svg:viewBox="0 0 54 347" draw:points="0,316 0,0 54,32 54,347">
              <text:p/>
            </draw:polygon>
            <draw:polygon draw:style-name="gr184" draw:text-style-name="P3" draw:layer="layout" svg:width="0.053cm" svg:height="0.346cm" svg:x="9.143cm" svg:y="4.478cm" svg:viewBox="0 0 54 347" draw:points="0,316 0,0 54,32 54,347">
              <text:p/>
            </draw:polygon>
            <draw:polygon draw:style-name="gr185" draw:text-style-name="P3" draw:layer="layout" svg:width="1.819cm" svg:height="1.371cm" svg:x="8.138cm" svg:y="3.453cm" svg:viewBox="0 0 1820 1372" draw:points="0,757 0,441 54,473 869,0 1820,552 1820,867 1059,1309 1059,1372">
              <text:p/>
            </draw:polygon>
          </draw:g>
        </draw:g>
        <draw:g xml:id="id2" draw:id="id2">
          <draw:custom-shape draw:style-name="gr186" draw:text-style-name="P7" draw:layer="layout" svg:width="1.94cm" svg:height="1.931cm" svg:x="15.018cm" svg:y="7.6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87" draw:text-style-name="P3" draw:layer="layout" svg:width="1.185cm" svg:height="1.806cm" svg:x="15.449cm" svg:y="7.718cm" svg:viewBox="0 0 1186 1807" draw:points="0,125 216,125 323,62 539,0 862,125 647,125 754,311 431,623 323,685 216,748 431,872 539,997 862,997 1186,1184 970,1557 647,1807 647,1433 431,1184 539,1059 323,872 108,810 0,561">
            <text:p/>
          </draw:polygon>
          <draw:path draw:style-name="gr188" draw:text-style-name="P3" draw:layer="layout" svg:width="0.489cm" svg:height="0.822cm" svg:x="16.419cm" svg:y="7.83cm" svg:viewBox="0 0 490 823" svg:d="M431 823v-62l-108-187v-187l-107-249-216-125c216-125 647 685 431 810z">
            <text:p/>
          </draw:path>
          <draw:g>
            <draw:line draw:style-name="gr189" draw:text-style-name="P3" draw:layer="layout" svg:x1="15.88cm" svg:y1="8.902cm" svg:x2="15.772cm" svg:y2="8.466cm">
              <text:p/>
            </draw:line>
            <draw:line draw:style-name="gr190" draw:text-style-name="P3" draw:layer="layout" svg:x1="15.88cm" svg:y1="8.901cm" svg:x2="15.988cm" svg:y2="8.59cm">
              <text:p/>
            </draw:line>
            <draw:line draw:style-name="gr191" draw:text-style-name="P3" draw:layer="layout" svg:x1="16.096cm" svg:y1="8.901cm" svg:x2="15.988cm" svg:y2="8.59cm">
              <text:p/>
            </draw:line>
            <draw:line draw:style-name="gr192" draw:text-style-name="P3" draw:layer="layout" svg:x1="16.096cm" svg:y1="8.902cm" svg:x2="16.204cm" svg:y2="8.466cm">
              <text:p/>
            </draw:line>
          </draw:g>
          <draw:g>
            <draw:line draw:style-name="gr193" draw:text-style-name="P3" draw:layer="layout" svg:x1="16.527cm" svg:y1="8.902cm" svg:x2="16.419cm" svg:y2="8.466cm">
              <text:p/>
            </draw:line>
            <draw:line draw:style-name="gr194" draw:text-style-name="P3" draw:layer="layout" svg:x1="16.527cm" svg:y1="8.901cm" svg:x2="16.635cm" svg:y2="8.59cm">
              <text:p/>
            </draw:line>
            <draw:line draw:style-name="gr195" draw:text-style-name="P3" draw:layer="layout" svg:x1="16.743cm" svg:y1="8.901cm" svg:x2="16.635cm" svg:y2="8.59cm">
              <text:p/>
            </draw:line>
            <draw:line draw:style-name="gr196" draw:text-style-name="P3" draw:layer="layout" svg:x1="16.742cm" svg:y1="8.902cm" svg:x2="16.85cm" svg:y2="8.466cm">
              <text:p/>
            </draw:line>
          </draw:g>
          <draw:g>
            <draw:line draw:style-name="gr197" draw:text-style-name="P3" draw:layer="layout" svg:x1="15.234cm" svg:y1="8.902cm" svg:x2="15.126cm" svg:y2="8.466cm">
              <text:p/>
            </draw:line>
            <draw:line draw:style-name="gr198" draw:text-style-name="P3" draw:layer="layout" svg:x1="15.234cm" svg:y1="8.901cm" svg:x2="15.342cm" svg:y2="8.59cm">
              <text:p/>
            </draw:line>
            <draw:line draw:style-name="gr199" draw:text-style-name="P3" draw:layer="layout" svg:x1="15.449cm" svg:y1="8.901cm" svg:x2="15.341cm" svg:y2="8.59cm">
              <text:p/>
            </draw:line>
            <draw:line draw:style-name="gr200" draw:text-style-name="P3" draw:layer="layout" svg:x1="15.449cm" svg:y1="8.902cm" svg:x2="15.557cm" svg:y2="8.466cm">
              <text:p/>
            </draw:line>
          </draw:g>
        </draw:g>
        <draw:connector draw:style-name="gr201" draw:text-style-name="P1" draw:layer="layout" svg:x1="13.807cm" svg:y1="11.014cm" svg:x2="15.018cm" svg:y2="8.621cm" draw:start-shape="id1" draw:start-glue-point="0" draw:end-shape="id2" draw:end-glue-point="3" svg:d="M13807 11014v-2393h1211" svg:viewBox="0 0 1212 2394">
          <text:p/>
        </draw:connector>
        <draw:connector draw:style-name="gr201" draw:text-style-name="P1" draw:layer="layout" svg:x1="18.471cm" svg:y1="6.248cm" svg:x2="16.958cm" svg:y2="8.621cm" draw:start-shape="id3" draw:start-glue-point="2" draw:end-shape="id2" draw:end-glue-point="1" svg:d="M18471 6248v2373h-1513" svg:viewBox="0 0 1514 2374">
          <text:p/>
        </draw:connector>
        <draw:connector draw:style-name="gr202" draw:text-style-name="P1" draw:layer="layout" draw:type="curve" draw:line-skew="0.777cm" svg:x1="13.973cm" svg:y1="2.815cm" svg:x2="17.945cm" svg:y2="4.763cm" draw:start-shape="id4" draw:start-glue-point="0" svg:d="M13973 2815c0 385 3972-588 3972 1948" svg:viewBox="0 0 3973 1949">
          <text:p/>
        </draw:connector>
        <draw:connector draw:style-name="gr202" draw:text-style-name="P1" draw:layer="layout" draw:type="line" svg:x1="9.659cm" svg:y1="4.482cm" svg:x2="13.98cm" svg:y2="5.004cm" draw:start-shape="id5" draw:start-glue-point="9" draw:end-shape="id6" draw:end-glue-point="3" svg:d="M9659 4482l4321 522" svg:viewBox="0 0 4322 523">
          <text:p/>
        </draw:connector>
        <draw:connector draw:style-name="gr202" draw:text-style-name="P1" draw:layer="layout" draw:type="line" svg:x1="7.463cm" svg:y1="4.983cm" svg:x2="13.973cm" svg:y2="4.981cm" draw:start-shape="id7" draw:start-glue-point="9" svg:d="M7463 4983l6510-2" svg:viewBox="0 0 6511 3">
          <text:p/>
        </draw:connector>
        <draw:connector draw:style-name="gr202" draw:text-style-name="P1" draw:layer="layout" draw:type="line" svg:x1="7.806cm" svg:y1="6.202cm" svg:x2="14.021cm" svg:y2="4.986cm" draw:start-shape="id8" draw:start-glue-point="5" svg:d="M7806 6202l6215-1216" svg:viewBox="0 0 6216 1217">
          <text:p/>
        </draw:connector>
        <draw:connector draw:style-name="gr202" draw:text-style-name="P1" xml:id="id6" draw:id="id6" draw:layer="layout" draw:type="line" svg:x1="10.5cm" svg:y1="6.556cm" svg:x2="13.98cm" svg:y2="5.004cm" draw:start-shape="id9" draw:start-glue-point="5" svg:d="M10500 6556l3480-1552" svg:viewBox="0 0 3481 1553">
          <text:p/>
        </draw:connector>
        <draw:frame draw:style-name="gr203" draw:text-style-name="P8" draw:layer="Details" svg:width="2.937cm" svg:height="0.962cm" svg:x="1.402cm" svg:y="12.276cm">
          <draw:text-box>
            <text:p><text:span text:style-name="T1">Legend</text:span></text:p>
          </draw:text-box>
        </draw:frame>
        <draw:g>
          <draw:path draw:style-name="gr204" draw:text-style-name="P2" draw:layer="Details" svg:width="0.453cm" svg:height="0.407cm" svg:x="2.523cm" svg:y="14.193cm" svg:viewBox="0 0 454 408" svg:d="M0 408c198 0 454-116 454-233s-7-175-151-175c0 125-303 241-303 408z">
            <text:p/>
          </draw:path>
          <draw:path draw:style-name="gr205" draw:text-style-name="P4" draw:layer="Details" svg:width="1.11cm" svg:height="0.699cm" svg:x="1.715cm" svg:y="13.931cm" svg:viewBox="0 0 1111 700" svg:d="M1111 0c0 0 0 467-1 350 1 204-239 350-554 350s-556-146-556-350c0 0 0-146 0-350 0 204 252 350 556 350 303 0 555-146 555-350z">
            <text:p/>
          </draw:path>
          <draw:path draw:style-name="gr206" draw:text-style-name="P4" draw:layer="Details" svg:width="1.109cm" svg:height="0.698cm" svg:x="1.715cm" svg:y="13.581cm" svg:viewBox="0 0 1110 699" svg:d="M555 0c315 0 555 151 555 349 0 199-240 350-555 350s-555-151-555-350c0-198 240-349 555-349z">
            <text:p/>
          </draw:path>
          <draw:polygon draw:style-name="gr207" draw:text-style-name="P4" draw:layer="Details" svg:width="0.302cm" svg:height="0.174cm" svg:x="2.321cm" svg:y="13.96cm" svg:viewBox="0 0 303 175" draw:points="152,0 101,29 303,146 252,175 50,58 0,87 0,0">
            <text:p/>
          </draw:polygon>
          <draw:polygon draw:style-name="gr208" draw:text-style-name="P4" draw:layer="Details" svg:width="0.302cm" svg:height="0.174cm" svg:x="1.917cm" svg:y="13.727cm" svg:viewBox="0 0 303 175" draw:points="252,117 303,87 303,175 151,175 202,146 0,29 50,0">
            <text:p/>
          </draw:polygon>
          <draw:polygon draw:style-name="gr209" draw:text-style-name="P4" draw:layer="Details" svg:width="0.302cm" svg:height="0.174cm" svg:x="1.917cm" svg:y="13.96cm" svg:viewBox="0 0 303 175" draw:points="50,117 253,0 303,29 101,146 151,175 0,175 0,87">
            <text:p/>
          </draw:polygon>
          <draw:polygon draw:style-name="gr210" draw:text-style-name="P4" draw:layer="Details" svg:width="0.302cm" svg:height="0.174cm" svg:x="2.321cm" svg:y="13.727cm" svg:viewBox="0 0 303 175" draw:points="202,29 151,0 303,0 303,87 252,58 50,175 0,146">
            <text:p/>
          </draw:polygon>
          <draw:path draw:style-name="gr211" draw:text-style-name="P4" draw:layer="Details" svg:width="1.109cm" svg:height="0.349cm" svg:x="1.715cm" svg:y="14.047cm" svg:viewBox="0 0 1110 350" svg:d="M1110 0c0 198-240 350-555 350s-555-152-555-350">
            <text:p/>
          </draw:path>
          <draw:line draw:style-name="gr212" draw:text-style-name="P5" draw:layer="Details" svg:x1="1.765cm" svg:y1="14.077cm" svg:x2="1.765cm" svg:y2="14.194cm">
            <text:p/>
          </draw:line>
          <draw:line draw:style-name="gr213" draw:text-style-name="P5" draw:layer="Details" svg:x1="1.867cm" svg:y1="14.164cm" svg:x2="1.867cm" svg:y2="14.281cm">
            <text:p/>
          </draw:line>
          <draw:line draw:style-name="gr214" draw:text-style-name="P5" draw:layer="Details" svg:x1="2.018cm" svg:y1="14.252cm" svg:x2="2.018cm" svg:y2="14.369cm">
            <text:p/>
          </draw:line>
          <draw:line draw:style-name="gr215" draw:text-style-name="P5" draw:layer="Details" svg:x1="2.169cm" svg:y1="14.281cm" svg:x2="2.169cm" svg:y2="14.398cm">
            <text:p/>
          </draw:line>
          <draw:line draw:style-name="gr216" draw:text-style-name="P5" draw:layer="Details" svg:x1="2.371cm" svg:y1="14.281cm" svg:x2="2.371cm" svg:y2="14.398cm">
            <text:p/>
          </draw:line>
          <draw:line draw:style-name="gr217" draw:text-style-name="P5" draw:layer="Details" svg:x1="2.523cm" svg:y1="14.252cm" svg:x2="2.523cm" svg:y2="14.369cm">
            <text:p/>
          </draw:line>
          <draw:line draw:style-name="gr218" draw:text-style-name="P5" draw:layer="Details" svg:x1="2.675cm" svg:y1="14.164cm" svg:x2="2.675cm" svg:y2="14.281cm">
            <text:p/>
          </draw:line>
          <draw:line draw:style-name="gr219" draw:text-style-name="P5" draw:layer="Details" svg:x1="2.775cm" svg:y1="14.077cm" svg:x2="2.775cm" svg:y2="14.194cm">
            <text:p/>
          </draw:line>
          <draw:line draw:style-name="gr220" draw:text-style-name="P5" draw:layer="Details" svg:x1="2.271cm" svg:y1="14.397cm" svg:x2="2.271cm" svg:y2="14.514cm">
            <text:p/>
          </draw:line>
          <draw:line draw:style-name="gr221" draw:text-style-name="P5" draw:layer="Details" svg:x1="2.473cm" svg:y1="14.368cm" svg:x2="2.473cm" svg:y2="14.485cm">
            <text:p/>
          </draw:line>
          <draw:line draw:style-name="gr222" draw:text-style-name="P5" draw:layer="Details" svg:x1="2.624cm" svg:y1="14.31cm" svg:x2="2.624cm" svg:y2="14.427cm">
            <text:p/>
          </draw:line>
          <draw:line draw:style-name="gr223" draw:text-style-name="P5" draw:layer="Details" svg:x1="2.725cm" svg:y1="14.252cm" svg:x2="2.725cm" svg:y2="14.369cm">
            <text:p/>
          </draw:line>
          <draw:line draw:style-name="gr224" draw:text-style-name="P5" draw:layer="Details" svg:x1="2.069cm" svg:y1="14.368cm" svg:x2="2.069cm" svg:y2="14.485cm">
            <text:p/>
          </draw:line>
          <draw:line draw:style-name="gr225" draw:text-style-name="P5" draw:layer="Details" svg:x1="1.917cm" svg:y1="14.31cm" svg:x2="1.917cm" svg:y2="14.427cm">
            <text:p/>
          </draw:line>
          <draw:line draw:style-name="gr226" draw:text-style-name="P5" draw:layer="Details" svg:x1="1.816cm" svg:y1="14.252cm" svg:x2="1.816cm" svg:y2="14.369cm">
            <text:p/>
          </draw:line>
          <draw:path draw:style-name="gr227" draw:text-style-name="P4" draw:layer="Details" svg:width="1.109cm" svg:height="0.349cm" svg:x="1.715cm" svg:y="14.164cm" svg:viewBox="0 0 1110 350" svg:d="M1110 0c0 198-240 350-555 350s-555-152-555-350">
            <text:p/>
          </draw:path>
          <draw:line draw:style-name="gr228" draw:text-style-name="P5" draw:layer="Details" svg:x1="1.765cm" svg:y1="14.31cm" svg:x2="1.765cm" svg:y2="14.427cm">
            <text:p/>
          </draw:line>
          <draw:line draw:style-name="gr229" draw:text-style-name="P5" draw:layer="Details" svg:x1="1.867cm" svg:y1="14.397cm" svg:x2="1.867cm" svg:y2="14.514cm">
            <text:p/>
          </draw:line>
          <draw:line draw:style-name="gr230" draw:text-style-name="P5" draw:layer="Details" svg:x1="2.018cm" svg:y1="14.485cm" svg:x2="2.018cm" svg:y2="14.602cm">
            <text:p/>
          </draw:line>
          <draw:line draw:style-name="gr231" draw:text-style-name="P5" draw:layer="Details" svg:x1="2.169cm" svg:y1="14.514cm" svg:x2="2.169cm" svg:y2="14.631cm">
            <text:p/>
          </draw:line>
          <draw:line draw:style-name="gr232" draw:text-style-name="P5" draw:layer="Details" svg:x1="2.371cm" svg:y1="14.514cm" svg:x2="2.371cm" svg:y2="14.631cm">
            <text:p/>
          </draw:line>
          <draw:line draw:style-name="gr233" draw:text-style-name="P5" draw:layer="Details" svg:x1="2.523cm" svg:y1="14.485cm" svg:x2="2.523cm" svg:y2="14.602cm">
            <text:p/>
          </draw:line>
          <draw:line draw:style-name="gr234" draw:text-style-name="P5" draw:layer="Details" svg:x1="2.675cm" svg:y1="14.397cm" svg:x2="2.675cm" svg:y2="14.514cm">
            <text:p/>
          </draw:line>
          <draw:line draw:style-name="gr235" draw:text-style-name="P5" draw:layer="Details" svg:x1="2.775cm" svg:y1="14.31cm" svg:x2="2.775cm" svg:y2="14.427cm">
            <text:p/>
          </draw:line>
          <draw:path draw:style-name="gr236" draw:text-style-name="P4" draw:layer="Details" svg:width="1.11cm" svg:height="1.049cm" svg:x="1.715cm" svg:y="13.581cm" svg:viewBox="0 0 1111 1050" svg:d="M555 0c315 0 556 152 556 350v350c0 204-253 350-555 350-303 0-556-146-556-350 0 0 0-350 0-351 0-198 240-349 555-349z">
            <text:p/>
          </draw:path>
        </draw:g>
        <draw:frame draw:style-name="gr237" draw:text-style-name="P9" draw:layer="Details" svg:width="3.726cm" svg:height="0.725cm" svg:x="4.606cm" svg:y="13.736cm">
          <draw:text-box>
            <text:p><text:span text:style-name="T2">Router + Firewall</text:span></text:p>
          </draw:text-box>
        </draw:frame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238" draw:text-style-name="P2" draw:layer="Details" svg:width="0.707cm" svg:height="0.458cm" svg:x="2.36cm" svg:y="15.762cm" svg:viewBox="0 0 708 459" svg:d="M1 459c58 0 707-285 707-372s-91-87-150-87c0 37-579 186-557 459z">
              <text:p/>
            </draw:path>
            <draw:g>
              <draw:polygon draw:style-name="gr239" draw:text-style-name="P3" draw:layer="Details" svg:width="0.749cm" svg:height="0.681cm" svg:x="1.567cm" svg:y="15.514cm" svg:viewBox="0 0 750 682" draw:points="0,248 0,0 750,434 750,682">
                <text:p/>
              </draw:polygon>
              <draw:polygon draw:style-name="gr240" draw:text-style-name="P3" draw:layer="Details" svg:width="0.642cm" svg:height="0.619cm" svg:x="2.317cm" svg:y="15.576cm" svg:viewBox="0 0 643 620" draw:points="0,620 0,372 643,0 643,248">
                <text:p/>
              </draw:polygon>
              <draw:polygon draw:style-name="gr241" draw:text-style-name="P3" draw:layer="Details" svg:width="1.393cm" svg:height="0.805cm" svg:x="1.567cm" svg:y="15.142cm" svg:viewBox="0 0 1394 806" draw:points="750,806 0,372 643,0 1394,434">
                <text:p/>
              </draw:polygon>
              <draw:line draw:style-name="gr242" draw:text-style-name="P3" draw:layer="Details" svg:x1="1.824cm" svg:y1="15.712cm" svg:x2="1.824cm" svg:y2="15.861cm">
                <text:p/>
              </draw:line>
              <draw:line draw:style-name="gr243" draw:text-style-name="P3" draw:layer="Details" svg:x1="2.296cm" svg:y1="16.029cm" svg:x2="1.953cm" svg:y2="15.831cm">
                <text:p/>
              </draw:line>
              <draw:line draw:style-name="gr244" draw:text-style-name="P3" draw:layer="Details" svg:x1="1.951cm" svg:y1="15.787cm" svg:x2="1.951cm" svg:y2="15.837cm">
                <text:p/>
              </draw:line>
              <draw:line draw:style-name="gr245" draw:text-style-name="P3" draw:layer="Details" svg:x1="2.294cm" svg:y1="15.985cm" svg:x2="2.294cm" svg:y2="16.035cm">
                <text:p/>
              </draw:line>
              <draw:line draw:style-name="gr246" draw:text-style-name="P3" draw:layer="Details" svg:x1="2.294cm" svg:y1="15.985cm" svg:x2="1.951cm" svg:y2="15.787cm">
                <text:p/>
              </draw:line>
              <draw:polygon draw:style-name="gr247" draw:text-style-name="P3" draw:layer="Details" svg:width="0.042cm" svg:height="0.073cm" svg:x="1.867cm" svg:y="15.737cm" svg:viewBox="0 0 43 74" draw:points="0,50 0,0 43,25 43,74">
                <text:p/>
              </draw:polygon>
              <draw:line draw:style-name="gr248" draw:text-style-name="P3" draw:layer="Details" svg:x1="1.781cm" svg:y1="15.687cm" svg:x2="1.781cm" svg:y2="15.836cm">
                <text:p/>
              </draw:line>
              <draw:line draw:style-name="gr249" draw:text-style-name="P3" draw:layer="Details" svg:x1="1.738cm" svg:y1="15.663cm" svg:x2="1.738cm" svg:y2="15.812cm">
                <text:p/>
              </draw:line>
              <draw:line draw:style-name="gr250" draw:text-style-name="P3" draw:layer="Details" svg:x1="1.696cm" svg:y1="15.638cm" svg:x2="1.696cm" svg:y2="15.787cm">
                <text:p/>
              </draw:line>
              <draw:line draw:style-name="gr251" draw:text-style-name="P3" draw:layer="Details" svg:x1="1.653cm" svg:y1="15.613cm" svg:x2="1.653cm" svg:y2="15.762cm">
                <text:p/>
              </draw:line>
              <draw:line draw:style-name="gr252" draw:text-style-name="P3" draw:layer="Details" svg:x1="1.61cm" svg:y1="15.588cm" svg:x2="1.61cm" svg:y2="15.737cm">
                <text:p/>
              </draw:line>
              <draw:polygon draw:style-name="gr253" draw:text-style-name="P3" draw:layer="Details" svg:width="0.042cm" svg:height="0.272cm" svg:x="1.524cm" svg:y="15.489cm" svg:viewBox="0 0 43 273" draw:points="0,248 0,0 43,25 43,273">
                <text:p/>
              </draw:polygon>
              <draw:polygon draw:style-name="gr254" draw:text-style-name="P3" draw:layer="Details" svg:width="0.042cm" svg:height="0.272cm" svg:x="2.317cm" svg:y="15.948cm" svg:viewBox="0 0 43 273" draw:points="0,248 0,0 43,25 43,273">
                <text:p/>
              </draw:polygon>
              <draw:polygon draw:style-name="gr255" draw:text-style-name="P3" draw:layer="Details" svg:width="1.436cm" svg:height="1.077cm" svg:x="1.524cm" svg:y="15.142cm" svg:viewBox="0 0 1437 1078" draw:points="0,595 0,347 43,372 686,0 1437,434 1437,682 836,1029 836,1078">
                <text:p/>
              </draw:polygon>
            </draw:g>
          </draw:g>
          <draw:g>
            <draw:polygon draw:style-name="gr256" draw:text-style-name="P6" draw:layer="Details" svg:width="0.226cm" svg:height="0.294cm" svg:x="2.57cm" svg:y="15.925cm" svg:viewBox="0 0 227 295" draw:points="0,164 0,0 156,90 170,66 227,99 227,295">
              <text:p/>
            </draw:polygon>
            <draw:polygon draw:style-name="gr257" draw:text-style-name="P6" draw:layer="Details" svg:width="0.254cm" svg:height="0.278cm" svg:x="2.542cm" svg:y="15.942cm" svg:viewBox="0 0 255 279" draw:points="28,148 0,0 227,131 255,279">
              <text:p/>
            </draw:polygon>
            <draw:polygon draw:style-name="gr258" draw:text-style-name="P6" draw:layer="Details" svg:width="0.283cm" svg:height="0.253cm" svg:x="2.513cm" svg:y="15.966cm" svg:viewBox="0 0 284 254" draw:points="57,123 0,0 227,131 284,254">
              <text:p/>
            </draw:polygon>
            <draw:polygon draw:style-name="gr259" draw:text-style-name="P6" draw:layer="Details" svg:width="0.297cm" svg:height="0.22cm" svg:x="2.499cm" svg:y="15.999cm" svg:viewBox="0 0 298 221" draw:points="71,90 0,0 213,115 298,221">
              <text:p/>
            </draw:polygon>
            <draw:polygon draw:style-name="gr260" draw:text-style-name="P6" draw:layer="Details" svg:width="0.297cm" svg:height="0.294cm" svg:x="2.499cm" svg:y="15.925cm" svg:viewBox="0 0 298 295" draw:points="71,33 71,0 227,90 241,66 298,99 298,295 71,164 0,74 40,95 14,41 51,63 43,16">
              <text:p/>
            </draw:polygon>
          </draw:g>
        </draw:g>
        <draw:frame draw:style-name="gr261" draw:text-style-name="P9" draw:layer="Details" svg:width="3.308cm" svg:height="0.725cm" svg:x="4.621cm" svg:y="15.374cm">
          <draw:text-box>
            <text:p><text:span text:style-name="T2">Backup Server</text:span></text:p>
          </draw:text-box>
        </draw:frame>
        <draw:frame draw:style-name="gr262" draw:text-style-name="P10" draw:layer="Details" svg:width="4.031cm" svg:height="1.641cm" svg:x="19.949cm" svg:y="14.79cm">
          <draw:text-box>
            <text:p><text:span text:style-name="T3">Backup Server</text:span></text:p>
            <text:p><text:span text:style-name="T4">10.4.12.81</text:span></text:p>
            <text:p><text:span text:style-name="T4">rsync</text:span></text:p>
          </draw:text-box>
        </draw:frame>
        <draw:line draw:style-name="gr263" draw:text-style-name="P1" draw:layer="Details" svg:x1="17.628cm" svg:y1="12.072cm" svg:x2="17.628cm" svg:y2="11.294cm">
          <text:p/>
        </draw:line>
        <draw:frame draw:style-name="gr264" draw:text-style-name="P11" draw:layer="Details" svg:width="2.672cm" svg:height="0.963cm" svg:x="16.942cm" svg:y="10.414cm">
          <draw:text-box>
            <text:p text:style-name="P11"><text:span text:style-name="T5">NAT</text:span></text:p>
            <text:p text:style-name="P11"><text:span text:style-name="T5">Rsync </text:span>TCP 22</text:p>
          </draw:text-box>
        </draw:frame>
        <draw:frame draw:style-name="gr265" draw:text-style-name="P10" draw:layer="Details" svg:width="4.154cm" svg:height="1.594cm" svg:x="11.235cm" svg:y="1.488cm">
          <draw:text-box>
            <text:p><text:span text:style-name="T3">Backup Server</text:span></text:p>
            <text:p><text:span text:style-name="T4">10.100.1.10</text:span></text:p>
            <text:p><text:span text:style-name="T4">Rsnapshot</text:span></text:p>
          </draw:text-box>
        </draw:frame>
        <draw:connector draw:style-name="gr202" draw:text-style-name="P1" draw:layer="layout" draw:type="curve" draw:line-skew="0.817cm" svg:x1="14.699cm" svg:y1="11.755cm" svg:x2="19.234cm" svg:y2="13.279cm" draw:start-shape="id1" svg:d="M14699 11755c5002 0 2735 1524 4535 1524" svg:viewBox="0 0 4536 1525">
          <text:p/>
        </draw:connector>
        <draw:frame draw:style-name="gr266" draw:text-style-name="P11" draw:layer="Details" svg:width="2.005cm" svg:height="0.963cm" svg:x="16.781cm" svg:y="1.288cm">
          <draw:text-box>
            <text:p text:style-name="P11"><text:span text:style-name="T6">Rsync</text:span></text:p>
            <text:p text:style-name="P11"><text:span text:style-name="T7">TCP 2222</text:span></text:p>
          </draw:text-box>
        </draw:frame>
        <draw:line draw:style-name="gr263" draw:text-style-name="P1" draw:layer="Details" svg:x1="17.506cm" svg:y1="3.576cm" svg:x2="17.53cm" svg:y2="2.24cm">
          <text:p/>
        </draw:line>
        <draw:frame draw:style-name="gr267" draw:text-style-name="P12" draw:layer="Details" svg:width="2.699cm" svg:height="1.534cm" svg:x="3.083cm" svg:y="4.253cm">
          <draw:text-box>
            <text:p text:style-name="P9"><text:span text:style-name="T2">AWS Cluster</text:span></text:p>
          </draw:text-box>
        </draw:frame>
        <draw:frame draw:style-name="gr237" draw:text-style-name="P9" draw:layer="Details" svg:width="1.666cm" svg:height="0.725cm" svg:x="20.081cm" svg:y="9.379cm">
          <draw:text-box>
            <text:p text:style-name="P9"><text:span text:style-name="T2">IIIT-H</text:span></text:p>
          </draw:text-box>
        </draw:frame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268" draw:text-style-name="P2" draw:layer="Details" svg:width="0.489cm" svg:height="0.317cm" svg:x="1.918cm" svg:y="17.323cm" svg:viewBox="0 0 490 318" svg:d="M0 318c41 0 490-198 490-258s-63-60-104-60c0 26-400 129-386 318z">
            <text:p/>
          </draw:path>
          <draw:g>
            <draw:polygon draw:style-name="gr269" draw:text-style-name="P3" draw:layer="Details" svg:width="0.518cm" svg:height="0.471cm" svg:x="1.369cm" svg:y="17.151cm" svg:viewBox="0 0 519 472" draw:points="0,172 0,0 519,301 519,472">
              <text:p/>
            </draw:polygon>
            <draw:polygon draw:style-name="gr270" draw:text-style-name="P3" draw:layer="Details" svg:width="0.444cm" svg:height="0.428cm" svg:x="1.888cm" svg:y="17.195cm" svg:viewBox="0 0 445 429" draw:points="0,429 0,257 445,0 445,172">
              <text:p/>
            </draw:polygon>
            <draw:polygon draw:style-name="gr271" draw:text-style-name="P3" draw:layer="Details" svg:width="0.964cm" svg:height="0.557cm" svg:x="1.369cm" svg:y="16.894cm" svg:viewBox="0 0 965 558" draw:points="519,558 0,257 445,0 965,301">
              <text:p/>
            </draw:polygon>
            <draw:line draw:style-name="gr272" draw:text-style-name="P3" draw:layer="Details" svg:x1="1.547cm" svg:y1="17.289cm" svg:x2="1.547cm" svg:y2="17.392cm">
              <text:p/>
            </draw:line>
            <draw:line draw:style-name="gr273" draw:text-style-name="P3" draw:layer="Details" svg:x1="1.873cm" svg:y1="17.508cm" svg:x2="1.636cm" svg:y2="17.371cm">
              <text:p/>
            </draw:line>
            <draw:line draw:style-name="gr274" draw:text-style-name="P3" draw:layer="Details" svg:x1="1.635cm" svg:y1="17.34cm" svg:x2="1.635cm" svg:y2="17.375cm">
              <text:p/>
            </draw:line>
            <draw:line draw:style-name="gr275" draw:text-style-name="P3" draw:layer="Details" svg:x1="1.872cm" svg:y1="17.478cm" svg:x2="1.872cm" svg:y2="17.513cm">
              <text:p/>
            </draw:line>
            <draw:line draw:style-name="gr276" draw:text-style-name="P3" draw:layer="Details" svg:x1="1.872cm" svg:y1="17.477cm" svg:x2="1.635cm" svg:y2="17.34cm">
              <text:p/>
            </draw:line>
            <draw:polygon draw:style-name="gr277" draw:text-style-name="P3" draw:layer="Details" svg:width="0.029cm" svg:height="0.051cm" svg:x="1.576cm" svg:y="17.306cm" svg:viewBox="0 0 30 52" draw:points="0,35 0,0 30,17 30,52">
              <text:p/>
            </draw:polygon>
            <draw:line draw:style-name="gr278" draw:text-style-name="P3" draw:layer="Details" svg:x1="1.517cm" svg:y1="17.271cm" svg:x2="1.517cm" svg:y2="17.374cm">
              <text:p/>
            </draw:line>
            <draw:line draw:style-name="gr279" draw:text-style-name="P3" draw:layer="Details" svg:x1="1.488cm" svg:y1="17.254cm" svg:x2="1.488cm" svg:y2="17.357cm">
              <text:p/>
            </draw:line>
            <draw:line draw:style-name="gr280" draw:text-style-name="P3" draw:layer="Details" svg:x1="1.458cm" svg:y1="17.237cm" svg:x2="1.458cm" svg:y2="17.34cm">
              <text:p/>
            </draw:line>
            <draw:line draw:style-name="gr281" draw:text-style-name="P3" draw:layer="Details" svg:x1="1.428cm" svg:y1="17.22cm" svg:x2="1.428cm" svg:y2="17.323cm">
              <text:p/>
            </draw:line>
            <draw:line draw:style-name="gr282" draw:text-style-name="P3" draw:layer="Details" svg:x1="1.398cm" svg:y1="17.203cm" svg:x2="1.398cm" svg:y2="17.306cm">
              <text:p/>
            </draw:line>
            <draw:polygon draw:style-name="gr283" draw:text-style-name="P3" draw:layer="Details" svg:width="0.029cm" svg:height="0.188cm" svg:x="1.339cm" svg:y="17.134cm" svg:viewBox="0 0 30 189" draw:points="0,172 0,0 30,17 30,189">
              <text:p/>
            </draw:polygon>
            <draw:polygon draw:style-name="gr284" draw:text-style-name="P3" draw:layer="Details" svg:width="0.029cm" svg:height="0.188cm" svg:x="1.888cm" svg:y="17.452cm" svg:viewBox="0 0 30 189" draw:points="0,172 0,0 30,17 30,189">
              <text:p/>
            </draw:polygon>
            <draw:polygon draw:style-name="gr285" draw:text-style-name="P3" draw:layer="Details" svg:width="0.993cm" svg:height="0.745cm" svg:x="1.339cm" svg:y="16.894cm" svg:viewBox="0 0 994 746" draw:points="0,412 0,240 30,257 475,0 994,301 994,472 579,712 579,746">
              <text:p/>
            </draw:polygon>
          </draw:g>
        </draw:g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286" draw:text-style-name="P2" draw:layer="Details" svg:width="0.488cm" svg:height="0.313cm" svg:x="3.228cm" svg:y="17.296cm" svg:viewBox="0 0 489 314" svg:d="M0 314c41 0 489-195 489-255 0-59-63-59-103-59 0 25-400 127-386 314z">
            <text:p/>
          </draw:path>
          <draw:g>
            <draw:polygon draw:style-name="gr287" draw:text-style-name="P3" draw:layer="Details" svg:width="0.518cm" svg:height="0.465cm" svg:x="2.679cm" svg:y="17.127cm" svg:viewBox="0 0 519 466" draw:points="0,170 0,0 519,297 519,466">
              <text:p/>
            </draw:polygon>
            <draw:polygon draw:style-name="gr288" draw:text-style-name="P3" draw:layer="Details" svg:width="0.444cm" svg:height="0.422cm" svg:x="3.198cm" svg:y="17.17cm" svg:viewBox="0 0 445 423" draw:points="0,423 0,254 445,0 445,170">
              <text:p/>
            </draw:polygon>
            <draw:polygon draw:style-name="gr289" draw:text-style-name="P3" draw:layer="Details" svg:width="0.962cm" svg:height="0.55cm" svg:x="2.679cm" svg:y="16.873cm" svg:viewBox="0 0 963 551" draw:points="519,551 0,254 445,0 963,297">
              <text:p/>
            </draw:polygon>
            <draw:line draw:style-name="gr290" draw:text-style-name="P3" draw:layer="Details" svg:x1="2.857cm" svg:y1="17.262cm" svg:x2="2.857cm" svg:y2="17.364cm">
              <text:p/>
            </draw:line>
            <draw:line draw:style-name="gr291" draw:text-style-name="P3" draw:layer="Details" svg:x1="3.183cm" svg:y1="17.479cm" svg:x2="2.946cm" svg:y2="17.344cm">
              <text:p/>
            </draw:line>
            <draw:line draw:style-name="gr292" draw:text-style-name="P3" draw:layer="Details" svg:x1="2.945cm" svg:y1="17.313cm" svg:x2="2.945cm" svg:y2="17.347cm">
              <text:p/>
            </draw:line>
            <draw:line draw:style-name="gr293" draw:text-style-name="P3" draw:layer="Details" svg:x1="3.182cm" svg:y1="17.449cm" svg:x2="3.182cm" svg:y2="17.483cm">
              <text:p/>
            </draw:line>
            <draw:line draw:style-name="gr294" draw:text-style-name="P3" draw:layer="Details" svg:x1="3.182cm" svg:y1="17.448cm" svg:x2="2.945cm" svg:y2="17.313cm">
              <text:p/>
            </draw:line>
            <draw:polygon draw:style-name="gr295" draw:text-style-name="P3" draw:layer="Details" svg:width="0.028cm" svg:height="0.05cm" svg:x="2.887cm" svg:y="17.28cm" svg:viewBox="0 0 29 51" draw:points="0,34 0,0 29,17 29,51">
              <text:p/>
            </draw:polygon>
            <draw:line draw:style-name="gr296" draw:text-style-name="P3" draw:layer="Details" svg:x1="2.828cm" svg:y1="17.246cm" svg:x2="2.828cm" svg:y2="17.348cm">
              <text:p/>
            </draw:line>
            <draw:line draw:style-name="gr297" draw:text-style-name="P3" draw:layer="Details" svg:x1="2.798cm" svg:y1="17.229cm" svg:x2="2.798cm" svg:y2="17.331cm">
              <text:p/>
            </draw:line>
            <draw:line draw:style-name="gr298" draw:text-style-name="P3" draw:layer="Details" svg:x1="2.768cm" svg:y1="17.212cm" svg:x2="2.768cm" svg:y2="17.314cm">
              <text:p/>
            </draw:line>
            <draw:line draw:style-name="gr299" draw:text-style-name="P3" draw:layer="Details" svg:x1="2.739cm" svg:y1="17.195cm" svg:x2="2.739cm" svg:y2="17.297cm">
              <text:p/>
            </draw:line>
            <draw:line draw:style-name="gr300" draw:text-style-name="P3" draw:layer="Details" svg:x1="2.709cm" svg:y1="17.178cm" svg:x2="2.709cm" svg:y2="17.28cm">
              <text:p/>
            </draw:line>
            <draw:polygon draw:style-name="gr301" draw:text-style-name="P3" draw:layer="Details" svg:width="0.028cm" svg:height="0.185cm" svg:x="2.65cm" svg:y="17.11cm" svg:viewBox="0 0 29 186" draw:points="0,170 0,0 29,17 29,186">
              <text:p/>
            </draw:polygon>
            <draw:polygon draw:style-name="gr302" draw:text-style-name="P3" draw:layer="Details" svg:width="0.028cm" svg:height="0.185cm" svg:x="3.198cm" svg:y="17.424cm" svg:viewBox="0 0 29 186" draw:points="0,170 0,0 29,17 29,186">
              <text:p/>
            </draw:polygon>
            <draw:polygon draw:style-name="gr303" draw:text-style-name="P3" draw:layer="Details" svg:width="0.992cm" svg:height="0.736cm" svg:x="2.65cm" svg:y="16.873cm" svg:viewBox="0 0 993 737" draw:points="0,407 0,237 29,254 474,0 993,297 993,466 578,703 578,737">
              <text:p/>
            </draw:polygon>
          </draw:g>
        </draw:g>
        <draw:frame draw:style-name="gr266" draw:text-style-name="P11" draw:layer="Details" svg:width="2.005cm" svg:height="0.963cm" svg:x="19.985cm" svg:y="6.943cm">
          <draw:text-box>
            <text:p text:style-name="P11"><text:span text:style-name="T6">Rsync</text:span></text:p>
            <text:p text:style-name="P11"><text:span text:style-name="T7">TCP 2222</text:span></text:p>
          </draw:text-box>
        </draw:frame>
        <draw:line draw:style-name="gr263" draw:text-style-name="P1" draw:layer="Details" svg:x1="18.438cm" svg:y1="7.352cm" svg:x2="19.942cm" svg:y2="7.38cm">
          <text:p/>
        </draw:line>
        <draw:frame draw:style-name="gr304" draw:text-style-name="P9" draw:layer="Details" svg:width="3.495cm" svg:height="0.767cm" svg:x="4.565cm" svg:y="16.807cm">
          <draw:text-box>
            <text:p><text:span text:style-name="T2">Systems Server</text:span></text:p>
          </draw:text-box>
        </draw:frame>
        <draw:line draw:style-name="gr263" draw:text-style-name="P1" draw:layer="Details" svg:x1="8.011cm" svg:y1="4.983cm" svg:x2="8.011cm" svg:y2="2.778cm">
          <text:p/>
        </draw:line>
        <draw:frame draw:style-name="gr266" draw:text-style-name="P11" draw:layer="Details" svg:width="1.647cm" svg:height="0.963cm" svg:x="7.231cm" svg:y="1.72cm">
          <draw:text-box>
            <text:p text:style-name="P11"><text:span text:style-name="T7">Rsync</text:span></text:p>
            <text:p text:style-name="P11"><text:span text:style-name="T7">TCP 2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Light_20_Red_20_Axial_20_H" draw:display-name="Light Red Axial H" draw:style="axial" draw:start-color="#f8e8ea" draw:end-color="#de8e96" draw:start-intensity="100%" draw:end-intensity="100%" draw:angle="900" draw:border="0%"/>
    <draw:gradient draw:name="VRT_20_Light_20_Linear_20_T" draw:display-name="VRT Light Linear T" draw:style="linear" draw:start-color="#0073bc" draw:end-color="#7fb9dd" draw:start-intensity="100%" draw:end-intensity="100%" draw:angle="0" draw:border="1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etails">
        <svg:title>Technical details</svg:title>
        <svg:desc>Lists the OS, IP addresses, port numbers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6T10:06:19.946911185</meta:creation-date>
    <dc:date>2015-08-06T15:40:42.759587966</dc:date>
    <meta:editing-duration>PT2H40M59S</meta:editing-duration>
    <meta:editing-cycles>38</meta:editing-cycles>
    <meta:generator>LibreOffice/4.3.7.2$FreeBSD_X86_64 LibreOffice_project/430m0$Build-2</meta:generator>
    <meta:document-statistic meta:object-count="348"/>
  </office:meta>
</office:document-meta>
</file>